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&quot;Liberation Sans&quot;" svg:font-family="'&quot;Liberation Sans&quot;'"/>
    <style:font-face style:name="Arial" svg:font-family="Arial"/>
    <style:font-face style:name="FiraCode-Retina" svg:font-family="FiraCode-Retina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0547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0.7626in"/>
    </style:style>
    <style:style style:name="co4" style:family="table-column">
      <style:table-column-properties fo:break-before="auto" style:column-width="0.752in"/>
    </style:style>
    <style:style style:name="co5" style:family="table-column">
      <style:table-column-properties fo:break-before="auto" style:column-width="0.7236in"/>
    </style:style>
    <style:style style:name="co6" style:family="table-column">
      <style:table-column-properties fo:break-before="auto" style:column-width="0.7335in"/>
    </style:style>
    <style:style style:name="co7" style:family="table-column">
      <style:table-column-properties fo:break-before="auto" style:column-width="0.7909in"/>
    </style:style>
    <style:style style:name="co8" style:family="table-column">
      <style:table-column-properties fo:break-before="auto" style:column-width="2.1516in"/>
    </style:style>
    <style:style style:name="co9" style:family="table-column">
      <style:table-column-properties fo:break-before="auto" style:column-width="0.4925in"/>
    </style:style>
    <style:style style:name="co10" style:family="table-column">
      <style:table-column-properties fo:break-before="auto" style:column-width="0.4437in"/>
    </style:style>
    <style:style style:name="co11" style:family="table-column">
      <style:table-column-properties fo:break-before="auto" style:column-width="0.6366in"/>
    </style:style>
    <style:style style:name="co12" style:family="table-column">
      <style:table-column-properties fo:break-before="auto" style:column-width="1.745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Olimp2025Rudens7Klase">
      <style:table-properties table:display="true" style:writing-mode="lr-tb"/>
    </style:style>
    <style:style style:name="ta2" style:family="table" style:master-page-name="PageStyle_5f_Olimp2025Rudens8Klase">
      <style:table-properties table:display="true" style:writing-mode="lr-tb"/>
    </style:style>
    <style:style style:name="ta3" style:family="table" style:master-page-name="PageStyle_5f_Olimp2025Rudens10Klase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454749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454749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454749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454749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454749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limp2025Rudens7Kla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57" table:default-cell-style-name="Default"/>
        <table:table-row table:style-name="ro1">
          <table:table-cell table:style-name="ce1" office:value-type="string" calcext:value-type="string">
            <text:p>Vārds</text:p>
          </table:table-cell>
          <table:table-cell table:style-name="ce4" office:value-type="string" calcext:value-type="string">
            <text:p>Klase</text:p>
          </table:table-cell>
          <table:table-cell table:style-name="ce7" office:value-type="string" calcext:value-type="string">
            <text:p>Uzd1</text:p>
          </table:table-cell>
          <table:table-cell table:style-name="ce7" office:value-type="string" calcext:value-type="string">
            <text:p>Uzd2</text:p>
          </table:table-cell>
          <table:table-cell table:style-name="ce7" office:value-type="string" calcext:value-type="string">
            <text:p>Uzd3</text:p>
          </table:table-cell>
          <table:table-cell table:style-name="ce7" office:value-type="string" calcext:value-type="string">
            <text:p>Uzd4</text:p>
          </table:table-cell>
          <table:table-cell table:style-name="ce7" office:value-type="string" calcext:value-type="string">
            <text:p>Summa</text:p>
          </table:table-cell>
          <table:table-cell table:style-name="ce7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Antonišķis Davids</text:p>
          </table:table-cell>
          <table:table-cell table:style-name="ce5" office:value-type="string" calcext:value-type="string">
            <text:p>7.a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IF([.C2]=&quot;n&quot;; 0; [.C2]) + IF([.D2]=&quot;n&quot;; 0; [.D2]) + IF([.E2]=&quot;n&quot;; 0; [.E2]) + IF([.F2]=&quot;n&quot;; 0; [.F2])" office:value-type="float" office:value="6" calcext:value-type="float">
            <text:p>6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Artjomova Anastasija</text:p>
          </table:table-cell>
          <table:table-cell table:style-name="ce5" office:value-type="string" calcext:value-type="string">
            <text:p>7.a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IF([.C3]=&quot;n&quot;; 0; [.C3]) + IF([.D3]=&quot;n&quot;; 0; [.D3]) + IF([.E3]=&quot;n&quot;; 0; [.E3]) + IF([.F3]=&quot;n&quot;; 0; [.F3])" office:value-type="float" office:value="8" calcext:value-type="float">
            <text:p>8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Artjomova Anna</text:p>
          </table:table-cell>
          <table:table-cell table:style-name="ce5" office:value-type="string" calcext:value-type="string">
            <text:p>7.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IF([.C4]=&quot;n&quot;; 0; [.C4]) + IF([.D4]=&quot;n&quot;; 0; [.D4]) + IF([.E4]=&quot;n&quot;; 0; [.E4]) + IF([.F4]=&quot;n&quot;; 0; [.F4])" office:value-type="float" office:value="4" calcext:value-type="float">
            <text:p>4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Beigarts Emīls</text:p>
          </table:table-cell>
          <table:table-cell table:style-name="ce5" office:value-type="string" calcext:value-type="string">
            <text:p>7.a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IF([.C5]=&quot;n&quot;; 0; [.C5]) + IF([.D5]=&quot;n&quot;; 0; [.D5]) + IF([.E5]=&quot;n&quot;; 0; [.E5]) + IF([.F5]=&quot;n&quot;; 0; [.F5])" office:value-type="float" office:value="1" calcext:value-type="float">
            <text:p>1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Bērziņa Keita</text:p>
          </table:table-cell>
          <table:table-cell table:style-name="ce5" office:value-type="string" calcext:value-type="string">
            <text:p>7.a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</text:p>
          </table:table-cell>
          <table:table-cell table:style-name="ce3" table:formula="of:=IF([.C6]=&quot;n&quot;; 0; [.C6]) + IF([.D6]=&quot;n&quot;; 0; [.D6]) + IF([.E6]=&quot;n&quot;; 0; [.E6]) + IF([.F6]=&quot;n&quot;; 0; [.F6])" office:value-type="float" office:value="2" calcext:value-type="float">
            <text:p>2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Bērziņš Martins</text:p>
          </table:table-cell>
          <table:table-cell table:style-name="ce5" office:value-type="string" calcext:value-type="string">
            <text:p>7.a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IF([.C7]=&quot;n&quot;; 0; [.C7]) + IF([.D7]=&quot;n&quot;; 0; [.D7]) + IF([.E7]=&quot;n&quot;; 0; [.E7]) + IF([.F7]=&quot;n&quot;; 0; [.F7])" office:value-type="float" office:value="3" calcext:value-type="float">
            <text:p>3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Bredovska Nora</text:p>
          </table:table-cell>
          <table:table-cell table:style-name="ce5" office:value-type="string" calcext:value-type="string">
            <text:p>7.a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IF([.C8]=&quot;n&quot;; 0; [.C8]) + IF([.D8]=&quot;n&quot;; 0; [.D8]) + IF([.E8]=&quot;n&quot;; 0; [.E8]) + IF([.F8]=&quot;n&quot;; 0; [.F8])" office:value-type="float" office:value="7" calcext:value-type="float">
            <text:p>7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Dreibante Emīlija</text:p>
          </table:table-cell>
          <table:table-cell table:style-name="ce5" office:value-type="string" calcext:value-type="string">
            <text:p>7.a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IF([.C9]=&quot;n&quot;; 0; [.C9]) + IF([.D9]=&quot;n&quot;; 0; [.D9]) + IF([.E9]=&quot;n&quot;; 0; [.E9]) + IF([.F9]=&quot;n&quot;; 0; [.F9])" office:value-type="float" office:value="3" calcext:value-type="float">
            <text:p>3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Dukse Undīne</text:p>
          </table:table-cell>
          <table:table-cell table:style-name="ce5" office:value-type="string" calcext:value-type="string">
            <text:p>7.a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IF([.C10]=&quot;n&quot;; 0; [.C10]) + IF([.D10]=&quot;n&quot;; 0; [.D10]) + IF([.E10]=&quot;n&quot;; 0; [.E10]) + IF([.F10]=&quot;n&quot;; 0; [.F10])" office:value-type="float" office:value="2" calcext:value-type="float">
            <text:p>2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Gardovska Anna Aleksandra</text:p>
          </table:table-cell>
          <table:table-cell table:style-name="ce5" office:value-type="string" calcext:value-type="string">
            <text:p>7.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IF([.C11]=&quot;n&quot;; 0; [.C11]) + IF([.D11]=&quot;n&quot;; 0; [.D11]) + IF([.E11]=&quot;n&quot;; 0; [.E11]) + IF([.F11]=&quot;n&quot;; 0; [.F11])" office:value-type="float" office:value="3" calcext:value-type="float">
            <text:p>3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Grasmane Karlīna</text:p>
          </table:table-cell>
          <table:table-cell table:style-name="ce5" office:value-type="string" calcext:value-type="string">
            <text:p>7.a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IF([.C12]=&quot;n&quot;; 0; [.C12]) + IF([.D12]=&quot;n&quot;; 0; [.D12]) + IF([.E12]=&quot;n&quot;; 0; [.E12]) + IF([.F12]=&quot;n&quot;; 0; [.F12])" office:value-type="float" office:value="11" calcext:value-type="float">
            <text:p>11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Ģermanis Leo</text:p>
          </table:table-cell>
          <table:table-cell table:style-name="ce5" office:value-type="string" calcext:value-type="string">
            <text:p>7.a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IF([.C13]=&quot;n&quot;; 0; [.C13]) + IF([.D13]=&quot;n&quot;; 0; [.D13]) + IF([.E13]=&quot;n&quot;; 0; [.E13]) + IF([.F13]=&quot;n&quot;; 0; [.F13])" office:value-type="float" office:value="4" calcext:value-type="float">
            <text:p>4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Izāks Emīls Ralfs</text:p>
          </table:table-cell>
          <table:table-cell table:style-name="ce5" office:value-type="string" calcext:value-type="string">
            <text:p>7.a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table:formula="of:=IF([.C14]=&quot;n&quot;; 0; [.C14]) + IF([.D14]=&quot;n&quot;; 0; [.D14]) + IF([.E14]=&quot;n&quot;; 0; [.E14]) + IF([.F14]=&quot;n&quot;; 0; [.F14])" office:value-type="float" office:value="0" calcext:value-type="float">
            <text:p>0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Jeršova Anastasija</text:p>
          </table:table-cell>
          <table:table-cell table:style-name="ce5" office:value-type="string" calcext:value-type="string">
            <text:p>7.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IF([.C15]=&quot;n&quot;; 0; [.C15]) + IF([.D15]=&quot;n&quot;; 0; [.D15]) + IF([.E15]=&quot;n&quot;; 0; [.E15]) + IF([.F15]=&quot;n&quot;; 0; [.F15])" office:value-type="float" office:value="0" calcext:value-type="float">
            <text:p>0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Kalvāne Annika Karolīna</text:p>
          </table:table-cell>
          <table:table-cell table:style-name="ce5" office:value-type="string" calcext:value-type="string">
            <text:p>7.a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IF([.C16]=&quot;n&quot;; 0; [.C16]) + IF([.D16]=&quot;n&quot;; 0; [.D16]) + IF([.E16]=&quot;n&quot;; 0; [.E16]) + IF([.F16]=&quot;n&quot;; 0; [.F16])" office:value-type="float" office:value="2" calcext:value-type="float">
            <text:p>2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Kupčs Toms</text:p>
          </table:table-cell>
          <table:table-cell table:style-name="ce5" office:value-type="string" calcext:value-type="string">
            <text:p>7.a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IF([.C17]=&quot;n&quot;; 0; [.C17]) + IF([.D17]=&quot;n&quot;; 0; [.D17]) + IF([.E17]=&quot;n&quot;; 0; [.E17]) + IF([.F17]=&quot;n&quot;; 0; [.F17])" office:value-type="float" office:value="1" calcext:value-type="float">
            <text:p>1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Livšics Dāvids</text:p>
          </table:table-cell>
          <table:table-cell table:style-name="ce5" office:value-type="string" calcext:value-type="string">
            <text:p>7.a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IF([.C18]=&quot;n&quot;; 0; [.C18]) + IF([.D18]=&quot;n&quot;; 0; [.D18]) + IF([.E18]=&quot;n&quot;; 0; [.E18]) + IF([.F18]=&quot;n&quot;; 0; [.F18])" office:value-type="float" office:value="3" calcext:value-type="float">
            <text:p>3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Līkops Toms</text:p>
          </table:table-cell>
          <table:table-cell table:style-name="ce5" office:value-type="string" calcext:value-type="string">
            <text:p>7.a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table:formula="of:=IF([.C19]=&quot;n&quot;; 0; [.C19]) + IF([.D19]=&quot;n&quot;; 0; [.D19]) + IF([.E19]=&quot;n&quot;; 0; [.E19]) + IF([.F19]=&quot;n&quot;; 0; [.F19])" office:value-type="float" office:value="0" calcext:value-type="float">
            <text:p>0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Mičulis Bruno</text:p>
          </table:table-cell>
          <table:table-cell table:style-name="ce5" office:value-type="string" calcext:value-type="string">
            <text:p>7.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IF([.C20]=&quot;n&quot;; 0; [.C20]) + IF([.D20]=&quot;n&quot;; 0; [.D20]) + IF([.E20]=&quot;n&quot;; 0; [.E20]) + IF([.F20]=&quot;n&quot;; 0; [.F20])" office:value-type="float" office:value="0" calcext:value-type="float">
            <text:p>0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Moisejeva Anastasija</text:p>
          </table:table-cell>
          <table:table-cell table:style-name="ce5" office:value-type="string" calcext:value-type="string">
            <text:p>7.a</text:p>
          </table:table-cell>
          <table:table-cell table:style-name="ce8" table:number-columns-repeated="4"/>
          <table:table-cell table:style-name="ce3" table:formula="of:=IF([.C21]=&quot;n&quot;; 0; [.C21]) + IF([.D21]=&quot;n&quot;; 0; [.D21]) + IF([.E21]=&quot;n&quot;; 0; [.E21]) + IF([.F21]=&quot;n&quot;; 0; [.F21])" office:value-type="float" office:value="0" calcext:value-type="float">
            <text:p>0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Ošiņš Edvards</text:p>
          </table:table-cell>
          <table:table-cell table:style-name="ce5" office:value-type="string" calcext:value-type="string">
            <text:p>7.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IF([.C22]=&quot;n&quot;; 0; [.C22]) + IF([.D22]=&quot;n&quot;; 0; [.D22]) + IF([.E22]=&quot;n&quot;; 0; [.E22]) + IF([.F22]=&quot;n&quot;; 0; [.F22])" office:value-type="float" office:value="2" calcext:value-type="float">
            <text:p>2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Ruļuks Ernests Justs</text:p>
          </table:table-cell>
          <table:table-cell table:style-name="ce5" office:value-type="string" calcext:value-type="string">
            <text:p>7.a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IF([.C23]=&quot;n&quot;; 0; [.C23]) + IF([.D23]=&quot;n&quot;; 0; [.D23]) + IF([.E23]=&quot;n&quot;; 0; [.E23]) + IF([.F23]=&quot;n&quot;; 0; [.F23])" office:value-type="float" office:value="4" calcext:value-type="float">
            <text:p>4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Silerova Beta</text:p>
          </table:table-cell>
          <table:table-cell table:style-name="ce5" office:value-type="string" calcext:value-type="string">
            <text:p>7.a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IF([.C24]=&quot;n&quot;; 0; [.C24]) + IF([.D24]=&quot;n&quot;; 0; [.D24]) + IF([.E24]=&quot;n&quot;; 0; [.E24]) + IF([.F24]=&quot;n&quot;; 0; [.F24])" office:value-type="float" office:value="3" calcext:value-type="float">
            <text:p>3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Stipris Ginters Linards</text:p>
          </table:table-cell>
          <table:table-cell table:style-name="ce5" office:value-type="string" calcext:value-type="string">
            <text:p>7.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n</text:p>
          </table:table-cell>
          <table:table-cell table:style-name="ce3" table:formula="of:=IF([.C25]=&quot;n&quot;; 0; [.C25]) + IF([.D25]=&quot;n&quot;; 0; [.D25]) + IF([.E25]=&quot;n&quot;; 0; [.E25]) + IF([.F25]=&quot;n&quot;; 0; [.F25])" office:value-type="float" office:value="4" calcext:value-type="float">
            <text:p>4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Štēbelis Kārlis</text:p>
          </table:table-cell>
          <table:table-cell table:style-name="ce5" office:value-type="string" calcext:value-type="string">
            <text:p>7.a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table:formula="of:=IF([.C26]=&quot;n&quot;; 0; [.C26]) + IF([.D26]=&quot;n&quot;; 0; [.D26]) + IF([.E26]=&quot;n&quot;; 0; [.E26]) + IF([.F26]=&quot;n&quot;; 0; [.F26])" office:value-type="float" office:value="0" calcext:value-type="float">
            <text:p>0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Unda Estere Paula</text:p>
          </table:table-cell>
          <table:table-cell table:style-name="ce5" office:value-type="string" calcext:value-type="string">
            <text:p>7.a</text:p>
          </table:table-cell>
          <table:table-cell table:style-name="ce8" table:number-columns-repeated="4"/>
          <table:table-cell table:style-name="ce3" table:formula="of:=IF([.C27]=&quot;n&quot;; 0; [.C27]) + IF([.D27]=&quot;n&quot;; 0; [.D27]) + IF([.E27]=&quot;n&quot;; 0; [.E27]) + IF([.F27]=&quot;n&quot;; 0; [.F27])" office:value-type="float" office:value="0" calcext:value-type="float">
            <text:p>0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Zariņa Estere</text:p>
          </table:table-cell>
          <table:table-cell table:style-name="ce5" office:value-type="string" calcext:value-type="string">
            <text:p>7.a</text:p>
          </table:table-cell>
          <table:table-cell table:style-name="ce8" table:number-columns-repeated="4"/>
          <table:table-cell table:style-name="ce3" table:formula="of:=IF([.C28]=&quot;n&quot;; 0; [.C28]) + IF([.D28]=&quot;n&quot;; 0; [.D28]) + IF([.E28]=&quot;n&quot;; 0; [.E28]) + IF([.F28]=&quot;n&quot;; 0; [.F28])" office:value-type="float" office:value="0" calcext:value-type="float">
            <text:p>0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Zariņš Kārlis</text:p>
          </table:table-cell>
          <table:table-cell table:style-name="ce5" office:value-type="string" calcext:value-type="string">
            <text:p>7.a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IF([.C29]=&quot;n&quot;; 0; [.C29]) + IF([.D29]=&quot;n&quot;; 0; [.D29]) + IF([.E29]=&quot;n&quot;; 0; [.E29]) + IF([.F29]=&quot;n&quot;; 0; [.F29])" office:value-type="float" office:value="5" calcext:value-type="float">
            <text:p>5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Zībarte Rūta</text:p>
          </table:table-cell>
          <table:table-cell table:style-name="ce5" office:value-type="string" calcext:value-type="string">
            <text:p>7.a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IF([.C30]=&quot;n&quot;; 0; [.C30]) + IF([.D30]=&quot;n&quot;; 0; [.D30]) + IF([.E30]=&quot;n&quot;; 0; [.E30]) + IF([.F30]=&quot;n&quot;; 0; [.F30])" office:value-type="float" office:value="2" calcext:value-type="float">
            <text:p>2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Žīgure Alise</text:p>
          </table:table-cell>
          <table:table-cell table:style-name="ce5" office:value-type="string" calcext:value-type="string">
            <text:p>7.a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table:formula="of:=IF([.C31]=&quot;n&quot;; 0; [.C31]) + IF([.D31]=&quot;n&quot;; 0; [.D31]) + IF([.E31]=&quot;n&quot;; 0; [.E31]) + IF([.F31]=&quot;n&quot;; 0; [.F31])" office:value-type="float" office:value="0" calcext:value-type="float">
            <text:p>0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Andreičiks Adrians</text:p>
          </table:table-cell>
          <table:table-cell table:style-name="ce5" office:value-type="string" calcext:value-type="string">
            <text:p>7.b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IF([.C32]=&quot;n&quot;; 0; [.C32]) + IF([.D32]=&quot;n&quot;; 0; [.D32]) + IF([.E32]=&quot;n&quot;; 0; [.E32]) + IF([.F32]=&quot;n&quot;; 0; [.F32])" office:value-type="float" office:value="11" calcext:value-type="float">
            <text:p>11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Blumbergs Marks</text:p>
          </table:table-cell>
          <table:table-cell table:style-name="ce5" office:value-type="string" calcext:value-type="string">
            <text:p>7.b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IF([.C33]=&quot;n&quot;; 0; [.C33]) + IF([.D33]=&quot;n&quot;; 0; [.D33]) + IF([.E33]=&quot;n&quot;; 0; [.E33]) + IF([.F33]=&quot;n&quot;; 0; [.F33])" office:value-type="float" office:value="12" calcext:value-type="float">
            <text:p>12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Bringule Monta Sofija</text:p>
          </table:table-cell>
          <table:table-cell table:style-name="ce5" office:value-type="string" calcext:value-type="string">
            <text:p>7.b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IF([.C34]=&quot;n&quot;; 0; [.C34]) + IF([.D34]=&quot;n&quot;; 0; [.D34]) + IF([.E34]=&quot;n&quot;; 0; [.E34]) + IF([.F34]=&quot;n&quot;; 0; [.F34])" office:value-type="float" office:value="11" calcext:value-type="float">
            <text:p>11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Burhoveckis Daniils</text:p>
          </table:table-cell>
          <table:table-cell table:style-name="ce5" office:value-type="string" calcext:value-type="string">
            <text:p>7.b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IF([.C35]=&quot;n&quot;; 0; [.C35]) + IF([.D35]=&quot;n&quot;; 0; [.D35]) + IF([.E35]=&quot;n&quot;; 0; [.E35]) + IF([.F35]=&quot;n&quot;; 0; [.F35])" office:value-type="float" office:value="5" calcext:value-type="float">
            <text:p>5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Daņilkovs Deniss</text:p>
          </table:table-cell>
          <table:table-cell table:style-name="ce5" office:value-type="string" calcext:value-type="string">
            <text:p>7.b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IF([.C36]=&quot;n&quot;; 0; [.C36]) + IF([.D36]=&quot;n&quot;; 0; [.D36]) + IF([.E36]=&quot;n&quot;; 0; [.E36]) + IF([.F36]=&quot;n&quot;; 0; [.F36])" office:value-type="float" office:value="5" calcext:value-type="float">
            <text:p>5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Duksis Markus</text:p>
          </table:table-cell>
          <table:table-cell table:style-name="ce5" office:value-type="string" calcext:value-type="string">
            <text:p>7.b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IF([.C37]=&quot;n&quot;; 0; [.C37]) + IF([.D37]=&quot;n&quot;; 0; [.D37]) + IF([.E37]=&quot;n&quot;; 0; [.E37]) + IF([.F37]=&quot;n&quot;; 0; [.F37])" office:value-type="float" office:value="1" calcext:value-type="float">
            <text:p>1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Gertmane Emīlija</text:p>
          </table:table-cell>
          <table:table-cell table:style-name="ce5" office:value-type="string" calcext:value-type="string">
            <text:p>7.b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IF([.C38]=&quot;n&quot;; 0; [.C38]) + IF([.D38]=&quot;n&quot;; 0; [.D38]) + IF([.E38]=&quot;n&quot;; 0; [.E38]) + IF([.F38]=&quot;n&quot;; 0; [.F38])" office:value-type="float" office:value="3" calcext:value-type="float">
            <text:p>3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Jaunozols Ernests</text:p>
          </table:table-cell>
          <table:table-cell table:style-name="ce5" office:value-type="string" calcext:value-type="string">
            <text:p>7.b</text:p>
          </table:table-cell>
          <table:table-cell table:style-name="ce8" table:number-columns-repeated="4"/>
          <table:table-cell table:style-name="ce3" table:formula="of:=IF([.C39]=&quot;n&quot;; 0; [.C39]) + IF([.D39]=&quot;n&quot;; 0; [.D39]) + IF([.E39]=&quot;n&quot;; 0; [.E39]) + IF([.F39]=&quot;n&quot;; 0; [.F39])" office:value-type="float" office:value="0" calcext:value-type="float">
            <text:p>0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Jurans Aleksandrs</text:p>
          </table:table-cell>
          <table:table-cell table:style-name="ce5" office:value-type="string" calcext:value-type="string">
            <text:p>7.b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IF([.C40]=&quot;n&quot;; 0; [.C40]) + IF([.D40]=&quot;n&quot;; 0; [.D40]) + IF([.E40]=&quot;n&quot;; 0; [.E40]) + IF([.F40]=&quot;n&quot;; 0; [.F40])" office:value-type="float" office:value="10" calcext:value-type="float">
            <text:p>10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Kļaviņa Paula</text:p>
          </table:table-cell>
          <table:table-cell table:style-name="ce5" office:value-type="string" calcext:value-type="string">
            <text:p>7.b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IF([.C41]=&quot;n&quot;; 0; [.C41]) + IF([.D41]=&quot;n&quot;; 0; [.D41]) + IF([.E41]=&quot;n&quot;; 0; [.E41]) + IF([.F41]=&quot;n&quot;; 0; [.F41])" office:value-type="float" office:value="19" calcext:value-type="float">
            <text:p>19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Krapāne Emīlija</text:p>
          </table:table-cell>
          <table:table-cell table:style-name="ce5" office:value-type="string" calcext:value-type="string">
            <text:p>7.b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IF([.C42]=&quot;n&quot;; 0; [.C42]) + IF([.D42]=&quot;n&quot;; 0; [.D42]) + IF([.E42]=&quot;n&quot;; 0; [.E42]) + IF([.F42]=&quot;n&quot;; 0; [.F42])" office:value-type="float" office:value="5" calcext:value-type="float">
            <text:p>5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Kreicbergs Niks</text:p>
          </table:table-cell>
          <table:table-cell table:style-name="ce5" office:value-type="string" calcext:value-type="string">
            <text:p>7.b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IF([.C43]=&quot;n&quot;; 0; [.C43]) + IF([.D43]=&quot;n&quot;; 0; [.D43]) + IF([.E43]=&quot;n&quot;; 0; [.E43]) + IF([.F43]=&quot;n&quot;; 0; [.F43])" office:value-type="float" office:value="5" calcext:value-type="float">
            <text:p>5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Kviesis Arno</text:p>
          </table:table-cell>
          <table:table-cell table:style-name="ce5" office:value-type="string" calcext:value-type="string">
            <text:p>7.b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IF([.C44]=&quot;n&quot;; 0; [.C44]) + IF([.D44]=&quot;n&quot;; 0; [.D44]) + IF([.E44]=&quot;n&quot;; 0; [.E44]) + IF([.F44]=&quot;n&quot;; 0; [.F44])" office:value-type="float" office:value="6" calcext:value-type="float">
            <text:p>6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Ķempe Estere</text:p>
          </table:table-cell>
          <table:table-cell table:style-name="ce5" office:value-type="string" calcext:value-type="string">
            <text:p>7.b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IF([.C45]=&quot;n&quot;; 0; [.C45]) + IF([.D45]=&quot;n&quot;; 0; [.D45]) + IF([.E45]=&quot;n&quot;; 0; [.E45]) + IF([.F45]=&quot;n&quot;; 0; [.F45])" office:value-type="float" office:value="2" calcext:value-type="float">
            <text:p>2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Lange Zane</text:p>
          </table:table-cell>
          <table:table-cell table:style-name="ce5" office:value-type="string" calcext:value-type="string">
            <text:p>7.b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IF([.C46]=&quot;n&quot;; 0; [.C46]) + IF([.D46]=&quot;n&quot;; 0; [.D46]) + IF([.E46]=&quot;n&quot;; 0; [.E46]) + IF([.F46]=&quot;n&quot;; 0; [.F46])" office:value-type="float" office:value="11" calcext:value-type="float">
            <text:p>11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Lazda Māra</text:p>
          </table:table-cell>
          <table:table-cell table:style-name="ce5" office:value-type="string" calcext:value-type="string">
            <text:p>7.b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IF([.C47]=&quot;n&quot;; 0; [.C47]) + IF([.D47]=&quot;n&quot;; 0; [.D47]) + IF([.E47]=&quot;n&quot;; 0; [.E47]) + IF([.F47]=&quot;n&quot;; 0; [.F47])" office:value-type="float" office:value="7" calcext:value-type="float">
            <text:p>7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Ļisejenko Kristofers</text:p>
          </table:table-cell>
          <table:table-cell table:style-name="ce5" office:value-type="string" calcext:value-type="string">
            <text:p>7.b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IF([.C48]=&quot;n&quot;; 0; [.C48]) + IF([.D48]=&quot;n&quot;; 0; [.D48]) + IF([.E48]=&quot;n&quot;; 0; [.E48]) + IF([.F48]=&quot;n&quot;; 0; [.F48])" office:value-type="float" office:value="10" calcext:value-type="float">
            <text:p>10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Margevičs-Grinbergs Mārtiņš</text:p>
          </table:table-cell>
          <table:table-cell table:style-name="ce5" office:value-type="string" calcext:value-type="string">
            <text:p>7.b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IF([.C49]=&quot;n&quot;; 0; [.C49]) + IF([.D49]=&quot;n&quot;; 0; [.D49]) + IF([.E49]=&quot;n&quot;; 0; [.E49]) + IF([.F49]=&quot;n&quot;; 0; [.F49])" office:value-type="float" office:value="1" calcext:value-type="float">
            <text:p>1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Marnics Mihails</text:p>
          </table:table-cell>
          <table:table-cell table:style-name="ce5" office:value-type="string" calcext:value-type="string">
            <text:p>7.b</text:p>
          </table:table-cell>
          <table:table-cell table:style-name="ce8" table:number-columns-repeated="4"/>
          <table:table-cell table:style-name="ce3" table:formula="of:=IF([.C50]=&quot;n&quot;; 0; [.C50]) + IF([.D50]=&quot;n&quot;; 0; [.D50]) + IF([.E50]=&quot;n&quot;; 0; [.E50]) + IF([.F50]=&quot;n&quot;; 0; [.F50])" office:value-type="float" office:value="0" calcext:value-type="float">
            <text:p>0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Pogumirska Alisa</text:p>
          </table:table-cell>
          <table:table-cell table:style-name="ce5" office:value-type="string" calcext:value-type="string">
            <text:p>7.b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IF([.C51]=&quot;n&quot;; 0; [.C51]) + IF([.D51]=&quot;n&quot;; 0; [.D51]) + IF([.E51]=&quot;n&quot;; 0; [.E51]) + IF([.F51]=&quot;n&quot;; 0; [.F51])" office:value-type="float" office:value="1" calcext:value-type="float">
            <text:p>1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Siperkovska Olīvija</text:p>
          </table:table-cell>
          <table:table-cell table:style-name="ce5" office:value-type="string" calcext:value-type="string">
            <text:p>7.b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IF([.C52]=&quot;n&quot;; 0; [.C52]) + IF([.D52]=&quot;n&quot;; 0; [.D52]) + IF([.E52]=&quot;n&quot;; 0; [.E52]) + IF([.F52]=&quot;n&quot;; 0; [.F52])" office:value-type="float" office:value="21" calcext:value-type="float">
            <text:p>21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Sokolova Elīza</text:p>
          </table:table-cell>
          <table:table-cell table:style-name="ce5" office:value-type="string" calcext:value-type="string">
            <text:p>7.b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IF([.C53]=&quot;n&quot;; 0; [.C53]) + IF([.D53]=&quot;n&quot;; 0; [.D53]) + IF([.E53]=&quot;n&quot;; 0; [.E53]) + IF([.F53]=&quot;n&quot;; 0; [.F53])" office:value-type="float" office:value="17" calcext:value-type="float">
            <text:p>17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Stepanova Nika</text:p>
          </table:table-cell>
          <table:table-cell table:style-name="ce5" office:value-type="string" calcext:value-type="string">
            <text:p>7.b</text:p>
          </table:table-cell>
          <table:table-cell table:style-name="ce8" table:number-columns-repeated="4"/>
          <table:table-cell table:style-name="ce3" table:formula="of:=IF([.C54]=&quot;n&quot;; 0; [.C54]) + IF([.D54]=&quot;n&quot;; 0; [.D54]) + IF([.E54]=&quot;n&quot;; 0; [.E54]) + IF([.F54]=&quot;n&quot;; 0; [.F54])" office:value-type="float" office:value="0" calcext:value-type="float">
            <text:p>0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Stūrniece Beāte</text:p>
          </table:table-cell>
          <table:table-cell table:style-name="ce5" office:value-type="string" calcext:value-type="string">
            <text:p>7.b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IF([.C55]=&quot;n&quot;; 0; [.C55]) + IF([.D55]=&quot;n&quot;; 0; [.D55]) + IF([.E55]=&quot;n&quot;; 0; [.E55]) + IF([.F55]=&quot;n&quot;; 0; [.F55])" office:value-type="float" office:value="1" calcext:value-type="float">
            <text:p>1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Šmite Jasmīna Dēva</text:p>
          </table:table-cell>
          <table:table-cell table:style-name="ce5" office:value-type="string" calcext:value-type="string">
            <text:p>7.b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IF([.C56]=&quot;n&quot;; 0; [.C56]) + IF([.D56]=&quot;n&quot;; 0; [.D56]) + IF([.E56]=&quot;n&quot;; 0; [.E56]) + IF([.F56]=&quot;n&quot;; 0; [.F56])" office:value-type="float" office:value="1" calcext:value-type="float">
            <text:p>1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Šneiders Marks</text:p>
          </table:table-cell>
          <table:table-cell table:style-name="ce5" office:value-type="string" calcext:value-type="string">
            <text:p>7.b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IF([.C57]=&quot;n&quot;; 0; [.C57]) + IF([.D57]=&quot;n&quot;; 0; [.D57]) + IF([.E57]=&quot;n&quot;; 0; [.E57]) + IF([.F57]=&quot;n&quot;; 0; [.F57])" office:value-type="float" office:value="6" calcext:value-type="float">
            <text:p>6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Štāla Austra</text:p>
          </table:table-cell>
          <table:table-cell table:style-name="ce5" office:value-type="string" calcext:value-type="string">
            <text:p>7.b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n</text:p>
          </table:table-cell>
          <table:table-cell table:style-name="ce3" table:formula="of:=IF([.C58]=&quot;n&quot;; 0; [.C58]) + IF([.D58]=&quot;n&quot;; 0; [.D58]) + IF([.E58]=&quot;n&quot;; 0; [.E58]) + IF([.F58]=&quot;n&quot;; 0; [.F58])" office:value-type="float" office:value="14" calcext:value-type="float">
            <text:p>14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Tukāne Melānija</text:p>
          </table:table-cell>
          <table:table-cell table:style-name="ce5" office:value-type="string" calcext:value-type="string">
            <text:p>7.b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IF([.C59]=&quot;n&quot;; 0; [.C59]) + IF([.D59]=&quot;n&quot;; 0; [.D59]) + IF([.E59]=&quot;n&quot;; 0; [.E59]) + IF([.F59]=&quot;n&quot;; 0; [.F59])" office:value-type="float" office:value="2" calcext:value-type="float">
            <text:p>2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Voronova Vendija</text:p>
          </table:table-cell>
          <table:table-cell table:style-name="ce5" office:value-type="string" calcext:value-type="string">
            <text:p>7.b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IF([.C60]=&quot;n&quot;; 0; [.C60]) + IF([.D60]=&quot;n&quot;; 0; [.D60]) + IF([.E60]=&quot;n&quot;; 0; [.E60]) + IF([.F60]=&quot;n&quot;; 0; [.F60])" office:value-type="float" office:value="1" calcext:value-type="float">
            <text:p>1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Zeļeņeckis Sergejs</text:p>
          </table:table-cell>
          <table:table-cell table:style-name="ce5" office:value-type="string" calcext:value-type="string">
            <text:p>7.b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IF([.C61]=&quot;n&quot;; 0; [.C61]) + IF([.D61]=&quot;n&quot;; 0; [.D61]) + IF([.E61]=&quot;n&quot;; 0; [.E61]) + IF([.F61]=&quot;n&quot;; 0; [.F61])" office:value-type="float" office:value="5" calcext:value-type="float">
            <text:p>5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Andrianova Adrija</text:p>
          </table:table-cell>
          <table:table-cell table:style-name="ce5" office:value-type="string" calcext:value-type="string">
            <text:p>7.c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table:formula="of:=IF([.C62]=&quot;n&quot;; 0; [.C62]) + IF([.D62]=&quot;n&quot;; 0; [.D62]) + IF([.E62]=&quot;n&quot;; 0; [.E62]) + IF([.F62]=&quot;n&quot;; 0; [.F62])" office:value-type="float" office:value="0" calcext:value-type="float">
            <text:p>0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Barlo Pēteris</text:p>
          </table:table-cell>
          <table:table-cell table:style-name="ce5" office:value-type="string" calcext:value-type="string">
            <text:p>7.c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IF([.C63]=&quot;n&quot;; 0; [.C63]) + IF([.D63]=&quot;n&quot;; 0; [.D63]) + IF([.E63]=&quot;n&quot;; 0; [.E63]) + IF([.F63]=&quot;n&quot;; 0; [.F63])" office:value-type="float" office:value="6" calcext:value-type="float">
            <text:p>6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Bernāne Una</text:p>
          </table:table-cell>
          <table:table-cell table:style-name="ce5" office:value-type="string" calcext:value-type="string">
            <text:p>7.c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IF([.C64]=&quot;n&quot;; 0; [.C64]) + IF([.D64]=&quot;n&quot;; 0; [.D64]) + IF([.E64]=&quot;n&quot;; 0; [.E64]) + IF([.F64]=&quot;n&quot;; 0; [.F64])" office:value-type="float" office:value="6" calcext:value-type="float">
            <text:p>6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Bernhards Gustavs</text:p>
          </table:table-cell>
          <table:table-cell table:style-name="ce5" office:value-type="string" calcext:value-type="string">
            <text:p>7.c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IF([.C65]=&quot;n&quot;; 0; [.C65]) + IF([.D65]=&quot;n&quot;; 0; [.D65]) + IF([.E65]=&quot;n&quot;; 0; [.E65]) + IF([.F65]=&quot;n&quot;; 0; [.F65])" office:value-type="float" office:value="1" calcext:value-type="float">
            <text:p>1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Bērtulsons Miķelis</text:p>
          </table:table-cell>
          <table:table-cell table:style-name="ce5" office:value-type="string" calcext:value-type="string">
            <text:p>7.c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IF([.C66]=&quot;n&quot;; 0; [.C66]) + IF([.D66]=&quot;n&quot;; 0; [.D66]) + IF([.E66]=&quot;n&quot;; 0; [.E66]) + IF([.F66]=&quot;n&quot;; 0; [.F66])" office:value-type="float" office:value="2" calcext:value-type="float">
            <text:p>2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Bisle Madara</text:p>
          </table:table-cell>
          <table:table-cell table:style-name="ce5" office:value-type="string" calcext:value-type="string">
            <text:p>7.c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IF([.C67]=&quot;n&quot;; 0; [.C67]) + IF([.D67]=&quot;n&quot;; 0; [.D67]) + IF([.E67]=&quot;n&quot;; 0; [.E67]) + IF([.F67]=&quot;n&quot;; 0; [.F67])" office:value-type="float" office:value="4" calcext:value-type="float">
            <text:p>4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Dmitrijevs Maijs Andrejs</text:p>
          </table:table-cell>
          <table:table-cell table:style-name="ce5" office:value-type="string" calcext:value-type="string">
            <text:p>7.c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</text:p>
          </table:table-cell>
          <table:table-cell table:style-name="ce3" table:formula="of:=IF([.C68]=&quot;n&quot;; 0; [.C68]) + IF([.D68]=&quot;n&quot;; 0; [.D68]) + IF([.E68]=&quot;n&quot;; 0; [.E68]) + IF([.F68]=&quot;n&quot;; 0; [.F68])" office:value-type="float" office:value="0" calcext:value-type="float">
            <text:p>0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Gulbis Ralfs</text:p>
          </table:table-cell>
          <table:table-cell table:style-name="ce5" office:value-type="string" calcext:value-type="string">
            <text:p>7.c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IF([.C69]=&quot;n&quot;; 0; [.C69]) + IF([.D69]=&quot;n&quot;; 0; [.D69]) + IF([.E69]=&quot;n&quot;; 0; [.E69]) + IF([.F69]=&quot;n&quot;; 0; [.F69])" office:value-type="float" office:value="4" calcext:value-type="float">
            <text:p>4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Gurjeva Katrīna</text:p>
          </table:table-cell>
          <table:table-cell table:style-name="ce5" office:value-type="string" calcext:value-type="string">
            <text:p>7.c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IF([.C70]=&quot;n&quot;; 0; [.C70]) + IF([.D70]=&quot;n&quot;; 0; [.D70]) + IF([.E70]=&quot;n&quot;; 0; [.E70]) + IF([.F70]=&quot;n&quot;; 0; [.F70])" office:value-type="float" office:value="11" calcext:value-type="float">
            <text:p>11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Helmane Emma</text:p>
          </table:table-cell>
          <table:table-cell table:style-name="ce5" office:value-type="string" calcext:value-type="string">
            <text:p>7.c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IF([.C71]=&quot;n&quot;; 0; [.C71]) + IF([.D71]=&quot;n&quot;; 0; [.D71]) + IF([.E71]=&quot;n&quot;; 0; [.E71]) + IF([.F71]=&quot;n&quot;; 0; [.F71])" office:value-type="float" office:value="13" calcext:value-type="float">
            <text:p>13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Jekums Arsenijs</text:p>
          </table:table-cell>
          <table:table-cell table:style-name="ce5" office:value-type="string" calcext:value-type="string">
            <text:p>7.c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IF([.C72]=&quot;n&quot;; 0; [.C72]) + IF([.D72]=&quot;n&quot;; 0; [.D72]) + IF([.E72]=&quot;n&quot;; 0; [.E72]) + IF([.F72]=&quot;n&quot;; 0; [.F72])" office:value-type="float" office:value="3" calcext:value-type="float">
            <text:p>3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Kalniņa Karlīna</text:p>
          </table:table-cell>
          <table:table-cell table:style-name="ce5" office:value-type="string" calcext:value-type="string">
            <text:p>7.c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IF([.C73]=&quot;n&quot;; 0; [.C73]) + IF([.D73]=&quot;n&quot;; 0; [.D73]) + IF([.E73]=&quot;n&quot;; 0; [.E73]) + IF([.F73]=&quot;n&quot;; 0; [.F73])" office:value-type="float" office:value="12" calcext:value-type="float">
            <text:p>12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Kalniņš Adrians</text:p>
          </table:table-cell>
          <table:table-cell table:style-name="ce5" office:value-type="string" calcext:value-type="string">
            <text:p>7.c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IF([.C74]=&quot;n&quot;; 0; [.C74]) + IF([.D74]=&quot;n&quot;; 0; [.D74]) + IF([.E74]=&quot;n&quot;; 0; [.E74]) + IF([.F74]=&quot;n&quot;; 0; [.F74])" office:value-type="float" office:value="8" calcext:value-type="float">
            <text:p>8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Kanča Emma</text:p>
          </table:table-cell>
          <table:table-cell table:style-name="ce5" office:value-type="string" calcext:value-type="string">
            <text:p>7.c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table:formula="of:=IF([.C75]=&quot;n&quot;; 0; [.C75]) + IF([.D75]=&quot;n&quot;; 0; [.D75]) + IF([.E75]=&quot;n&quot;; 0; [.E75]) + IF([.F75]=&quot;n&quot;; 0; [.F75])" office:value-type="float" office:value="0" calcext:value-type="float">
            <text:p>0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Lapiņa Elza</text:p>
          </table:table-cell>
          <table:table-cell table:style-name="ce5" office:value-type="string" calcext:value-type="string">
            <text:p>7.c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IF([.C76]=&quot;n&quot;; 0; [.C76]) + IF([.D76]=&quot;n&quot;; 0; [.D76]) + IF([.E76]=&quot;n&quot;; 0; [.E76]) + IF([.F76]=&quot;n&quot;; 0; [.F76])" office:value-type="float" office:value="2" calcext:value-type="float">
            <text:p>2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Lauznis Gustavs</text:p>
          </table:table-cell>
          <table:table-cell table:style-name="ce5" office:value-type="string" calcext:value-type="string">
            <text:p>7.c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n</text:p>
          </table:table-cell>
          <table:table-cell table:style-name="ce3" table:formula="of:=IF([.C77]=&quot;n&quot;; 0; [.C77]) + IF([.D77]=&quot;n&quot;; 0; [.D77]) + IF([.E77]=&quot;n&quot;; 0; [.E77]) + IF([.F77]=&quot;n&quot;; 0; [.F77])" office:value-type="float" office:value="10" calcext:value-type="float">
            <text:p>10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Lazdiņa Keitija</text:p>
          </table:table-cell>
          <table:table-cell table:style-name="ce5" office:value-type="string" calcext:value-type="string">
            <text:p>7.c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IF([.C78]=&quot;n&quot;; 0; [.C78]) + IF([.D78]=&quot;n&quot;; 0; [.D78]) + IF([.E78]=&quot;n&quot;; 0; [.E78]) + IF([.F78]=&quot;n&quot;; 0; [.F78])" office:value-type="float" office:value="1" calcext:value-type="float">
            <text:p>1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Lobanovs Artūrs</text:p>
          </table:table-cell>
          <table:table-cell table:style-name="ce5" office:value-type="string" calcext:value-type="string">
            <text:p>7.c</text:p>
          </table:table-cell>
          <table:table-cell table:style-name="ce8" table:number-columns-repeated="4"/>
          <table:table-cell table:style-name="ce3" table:formula="of:=IF([.C79]=&quot;n&quot;; 0; [.C79]) + IF([.D79]=&quot;n&quot;; 0; [.D79]) + IF([.E79]=&quot;n&quot;; 0; [.E79]) + IF([.F79]=&quot;n&quot;; 0; [.F79])" office:value-type="float" office:value="0" calcext:value-type="float">
            <text:p>0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Māsēna Sofija Elizabete</text:p>
          </table:table-cell>
          <table:table-cell table:style-name="ce5" office:value-type="string" calcext:value-type="string">
            <text:p>7.c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IF([.C80]=&quot;n&quot;; 0; [.C80]) + IF([.D80]=&quot;n&quot;; 0; [.D80]) + IF([.E80]=&quot;n&quot;; 0; [.E80]) + IF([.F80]=&quot;n&quot;; 0; [.F80])" office:value-type="float" office:value="4" calcext:value-type="float">
            <text:p>4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Mednis Jēkabs</text:p>
          </table:table-cell>
          <table:table-cell table:style-name="ce5" office:value-type="string" calcext:value-type="string">
            <text:p>7.c</text:p>
          </table:table-cell>
          <table:table-cell table:style-name="ce8" table:number-columns-repeated="4"/>
          <table:table-cell table:style-name="ce3" table:formula="of:=IF([.C81]=&quot;n&quot;; 0; [.C81]) + IF([.D81]=&quot;n&quot;; 0; [.D81]) + IF([.E81]=&quot;n&quot;; 0; [.E81]) + IF([.F81]=&quot;n&quot;; 0; [.F81])" office:value-type="float" office:value="0" calcext:value-type="float">
            <text:p>0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Mincis Kārlis Vidvuds</text:p>
          </table:table-cell>
          <table:table-cell table:style-name="ce5" office:value-type="string" calcext:value-type="string">
            <text:p>7.c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IF([.C82]=&quot;n&quot;; 0; [.C82]) + IF([.D82]=&quot;n&quot;; 0; [.D82]) + IF([.E82]=&quot;n&quot;; 0; [.E82]) + IF([.F82]=&quot;n&quot;; 0; [.F82])" office:value-type="float" office:value="8" calcext:value-type="float">
            <text:p>8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Nemme Zane</text:p>
          </table:table-cell>
          <table:table-cell table:style-name="ce5" office:value-type="string" calcext:value-type="string">
            <text:p>7.c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IF([.C83]=&quot;n&quot;; 0; [.C83]) + IF([.D83]=&quot;n&quot;; 0; [.D83]) + IF([.E83]=&quot;n&quot;; 0; [.E83]) + IF([.F83]=&quot;n&quot;; 0; [.F83])" office:value-type="float" office:value="6" calcext:value-type="float">
            <text:p>6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Pētersons Karims</text:p>
          </table:table-cell>
          <table:table-cell table:style-name="ce5" office:value-type="string" calcext:value-type="string">
            <text:p>7.c</text:p>
          </table:table-cell>
          <table:table-cell table:style-name="ce8" table:number-columns-repeated="4"/>
          <table:table-cell table:style-name="ce3" table:formula="of:=IF([.C84]=&quot;n&quot;; 0; [.C84]) + IF([.D84]=&quot;n&quot;; 0; [.D84]) + IF([.E84]=&quot;n&quot;; 0; [.E84]) + IF([.F84]=&quot;n&quot;; 0; [.F84])" office:value-type="float" office:value="0" calcext:value-type="float">
            <text:p>0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Poļaka Monta</text:p>
          </table:table-cell>
          <table:table-cell table:style-name="ce5" office:value-type="string" calcext:value-type="string">
            <text:p>7.c</text:p>
          </table:table-cell>
          <table:table-cell table:style-name="ce8" table:number-columns-repeated="4"/>
          <table:table-cell table:style-name="ce3" table:formula="of:=IF([.C85]=&quot;n&quot;; 0; [.C85]) + IF([.D85]=&quot;n&quot;; 0; [.D85]) + IF([.E85]=&quot;n&quot;; 0; [.E85]) + IF([.F85]=&quot;n&quot;; 0; [.F85])" office:value-type="float" office:value="0" calcext:value-type="float">
            <text:p>0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Saučuks Emīls</text:p>
          </table:table-cell>
          <table:table-cell table:style-name="ce5" office:value-type="string" calcext:value-type="string">
            <text:p>7.c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IF([.C86]=&quot;n&quot;; 0; [.C86]) + IF([.D86]=&quot;n&quot;; 0; [.D86]) + IF([.E86]=&quot;n&quot;; 0; [.E86]) + IF([.F86]=&quot;n&quot;; 0; [.F86])" office:value-type="float" office:value="4" calcext:value-type="float">
            <text:p>4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Segrums Mārtiņš</text:p>
          </table:table-cell>
          <table:table-cell table:style-name="ce5" office:value-type="string" calcext:value-type="string">
            <text:p>7.c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IF([.C87]=&quot;n&quot;; 0; [.C87]) + IF([.D87]=&quot;n&quot;; 0; [.D87]) + IF([.E87]=&quot;n&quot;; 0; [.E87]) + IF([.F87]=&quot;n&quot;; 0; [.F87])" office:value-type="float" office:value="7" calcext:value-type="float">
            <text:p>7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Šmēdiņa Emīlija</text:p>
          </table:table-cell>
          <table:table-cell table:style-name="ce5" office:value-type="string" calcext:value-type="string">
            <text:p>7.c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IF([.C88]=&quot;n&quot;; 0; [.C88]) + IF([.D88]=&quot;n&quot;; 0; [.D88]) + IF([.E88]=&quot;n&quot;; 0; [.E88]) + IF([.F88]=&quot;n&quot;; 0; [.F88])" office:value-type="float" office:value="2" calcext:value-type="float">
            <text:p>2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Šūmane Selma</text:p>
          </table:table-cell>
          <table:table-cell table:style-name="ce5" office:value-type="string" calcext:value-type="string">
            <text:p>7.c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table:formula="of:=IF([.C89]=&quot;n&quot;; 0; [.C89]) + IF([.D89]=&quot;n&quot;; 0; [.D89]) + IF([.E89]=&quot;n&quot;; 0; [.E89]) + IF([.F89]=&quot;n&quot;; 0; [.F89])" office:value-type="float" office:value="0" calcext:value-type="float">
            <text:p>0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Vārpa Elza</text:p>
          </table:table-cell>
          <table:table-cell table:style-name="ce5" office:value-type="string" calcext:value-type="string">
            <text:p>7.c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table:formula="of:=IF([.C90]=&quot;n&quot;; 0; [.C90]) + IF([.D90]=&quot;n&quot;; 0; [.D90]) + IF([.E90]=&quot;n&quot;; 0; [.E90]) + IF([.F90]=&quot;n&quot;; 0; [.F90])" office:value-type="float" office:value="0" calcext:value-type="float">
            <text:p>0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Zumberga Hanna</text:p>
          </table:table-cell>
          <table:table-cell table:style-name="ce5" office:value-type="string" calcext:value-type="string">
            <text:p>7.c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IF([.C91]=&quot;n&quot;; 0; [.C91]) + IF([.D91]=&quot;n&quot;; 0; [.D91]) + IF([.E91]=&quot;n&quot;; 0; [.E91]) + IF([.F91]=&quot;n&quot;; 0; [.F91])" office:value-type="float" office:value="0" calcext:value-type="float">
            <text:p>0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Babre Agnese</text:p>
          </table:table-cell>
          <table:table-cell table:style-name="ce5" office:value-type="string" calcext:value-type="string">
            <text:p>7.d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IF([.C92]=&quot;n&quot;; 0; [.C92]) + IF([.D92]=&quot;n&quot;; 0; [.D92]) + IF([.E92]=&quot;n&quot;; 0; [.E92]) + IF([.F92]=&quot;n&quot;; 0; [.F92])" office:value-type="float" office:value="11" calcext:value-type="float">
            <text:p>11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Baranovskis Dāvis</text:p>
          </table:table-cell>
          <table:table-cell table:style-name="ce5" office:value-type="string" calcext:value-type="string">
            <text:p>7.d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IF([.C93]=&quot;n&quot;; 0; [.C93]) + IF([.D93]=&quot;n&quot;; 0; [.D93]) + IF([.E93]=&quot;n&quot;; 0; [.E93]) + IF([.F93]=&quot;n&quot;; 0; [.F93])" office:value-type="float" office:value="4" calcext:value-type="float">
            <text:p>4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Biedre Līva</text:p>
          </table:table-cell>
          <table:table-cell table:style-name="ce5" office:value-type="string" calcext:value-type="string">
            <text:p>7.d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IF([.C94]=&quot;n&quot;; 0; [.C94]) + IF([.D94]=&quot;n&quot;; 0; [.D94]) + IF([.E94]=&quot;n&quot;; 0; [.E94]) + IF([.F94]=&quot;n&quot;; 0; [.F94])" office:value-type="float" office:value="3" calcext:value-type="float">
            <text:p>3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Čulkstāne Marta</text:p>
          </table:table-cell>
          <table:table-cell table:style-name="ce5" office:value-type="string" calcext:value-type="string">
            <text:p>7.d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IF([.C95]=&quot;n&quot;; 0; [.C95]) + IF([.D95]=&quot;n&quot;; 0; [.D95]) + IF([.E95]=&quot;n&quot;; 0; [.E95]) + IF([.F95]=&quot;n&quot;; 0; [.F95])" office:value-type="float" office:value="7" calcext:value-type="float">
            <text:p>7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Dlohi Nora</text:p>
          </table:table-cell>
          <table:table-cell table:style-name="ce5" office:value-type="string" calcext:value-type="string">
            <text:p>7.d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IF([.C96]=&quot;n&quot;; 0; [.C96]) + IF([.D96]=&quot;n&quot;; 0; [.D96]) + IF([.E96]=&quot;n&quot;; 0; [.E96]) + IF([.F96]=&quot;n&quot;; 0; [.F96])" office:value-type="float" office:value="7" calcext:value-type="float">
            <text:p>7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Dreimanis Roberts</text:p>
          </table:table-cell>
          <table:table-cell table:style-name="ce5" office:value-type="string" calcext:value-type="string">
            <text:p>7.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IF([.C97]=&quot;n&quot;; 0; [.C97]) + IF([.D97]=&quot;n&quot;; 0; [.D97]) + IF([.E97]=&quot;n&quot;; 0; [.E97]) + IF([.F97]=&quot;n&quot;; 0; [.F97])" office:value-type="float" office:value="9" calcext:value-type="float">
            <text:p>9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Fjodorova Paula</text:p>
          </table:table-cell>
          <table:table-cell table:style-name="ce5" office:value-type="string" calcext:value-type="string">
            <text:p>7.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IF([.C98]=&quot;n&quot;; 0; [.C98]) + IF([.D98]=&quot;n&quot;; 0; [.D98]) + IF([.E98]=&quot;n&quot;; 0; [.E98]) + IF([.F98]=&quot;n&quot;; 0; [.F98])" office:value-type="float" office:value="7" calcext:value-type="float">
            <text:p>7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Gasūns Voldemārs</text:p>
          </table:table-cell>
          <table:table-cell table:style-name="ce5" office:value-type="string" calcext:value-type="string">
            <text:p>7.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IF([.C99]=&quot;n&quot;; 0; [.C99]) + IF([.D99]=&quot;n&quot;; 0; [.D99]) + IF([.E99]=&quot;n&quot;; 0; [.E99]) + IF([.F99]=&quot;n&quot;; 0; [.F99])" office:value-type="float" office:value="5" calcext:value-type="float">
            <text:p>5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Gobleja Rūta</text:p>
          </table:table-cell>
          <table:table-cell table:style-name="ce5" office:value-type="string" calcext:value-type="string">
            <text:p>7.d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formula="of:=IF([.C100]=&quot;n&quot;; 0; [.C100]) + IF([.D100]=&quot;n&quot;; 0; [.D100]) + IF([.E100]=&quot;n&quot;; 0; [.E100]) + IF([.F100]=&quot;n&quot;; 0; [.F100])" office:value-type="float" office:value="2" calcext:value-type="float">
            <text:p>2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Graudiņš Aleksandrs</text:p>
          </table:table-cell>
          <table:table-cell table:style-name="ce5" office:value-type="string" calcext:value-type="string">
            <text:p>7.d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IF([.C101]=&quot;n&quot;; 0; [.C101]) + IF([.D101]=&quot;n&quot;; 0; [.D101]) + IF([.E101]=&quot;n&quot;; 0; [.E101]) + IF([.F101]=&quot;n&quot;; 0; [.F101])" office:value-type="float" office:value="9" calcext:value-type="float">
            <text:p>9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Ivanovska Ketija</text:p>
          </table:table-cell>
          <table:table-cell table:style-name="ce5" office:value-type="string" calcext:value-type="string">
            <text:p>7.d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IF([.C102]=&quot;n&quot;; 0; [.C102]) + IF([.D102]=&quot;n&quot;; 0; [.D102]) + IF([.E102]=&quot;n&quot;; 0; [.E102]) + IF([.F102]=&quot;n&quot;; 0; [.F102])" office:value-type="float" office:value="6" calcext:value-type="float">
            <text:p>6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Knipše Rūta</text:p>
          </table:table-cell>
          <table:table-cell table:style-name="ce5" office:value-type="string" calcext:value-type="string">
            <text:p>7.d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IF([.C103]=&quot;n&quot;; 0; [.C103]) + IF([.D103]=&quot;n&quot;; 0; [.D103]) + IF([.E103]=&quot;n&quot;; 0; [.E103]) + IF([.F103]=&quot;n&quot;; 0; [.F103])" office:value-type="float" office:value="7" calcext:value-type="float">
            <text:p>7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Kolesnikova Liliāna</text:p>
          </table:table-cell>
          <table:table-cell table:style-name="ce5" office:value-type="string" calcext:value-type="string">
            <text:p>7.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IF([.C104]=&quot;n&quot;; 0; [.C104]) + IF([.D104]=&quot;n&quot;; 0; [.D104]) + IF([.E104]=&quot;n&quot;; 0; [.E104]) + IF([.F104]=&quot;n&quot;; 0; [.F104])" office:value-type="float" office:value="10" calcext:value-type="float">
            <text:p>10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Krištobane Katrīna</text:p>
          </table:table-cell>
          <table:table-cell table:style-name="ce5" office:value-type="string" calcext:value-type="string">
            <text:p>7.d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IF([.C105]=&quot;n&quot;; 0; [.C105]) + IF([.D105]=&quot;n&quot;; 0; [.D105]) + IF([.E105]=&quot;n&quot;; 0; [.E105]) + IF([.F105]=&quot;n&quot;; 0; [.F105])" office:value-type="float" office:value="4" calcext:value-type="float">
            <text:p>4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Laimīte Keita</text:p>
          </table:table-cell>
          <table:table-cell table:style-name="ce5" office:value-type="string" calcext:value-type="string">
            <text:p>7.d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IF([.C106]=&quot;n&quot;; 0; [.C106]) + IF([.D106]=&quot;n&quot;; 0; [.D106]) + IF([.E106]=&quot;n&quot;; 0; [.E106]) + IF([.F106]=&quot;n&quot;; 0; [.F106])" office:value-type="float" office:value="3" calcext:value-type="float">
            <text:p>3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Lavrentjevs Matiass</text:p>
          </table:table-cell>
          <table:table-cell table:style-name="ce5" office:value-type="string" calcext:value-type="string">
            <text:p>7.d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IF([.C107]=&quot;n&quot;; 0; [.C107]) + IF([.D107]=&quot;n&quot;; 0; [.D107]) + IF([.E107]=&quot;n&quot;; 0; [.E107]) + IF([.F107]=&quot;n&quot;; 0; [.F107])" office:value-type="float" office:value="6" calcext:value-type="float">
            <text:p>6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Matisone Lila</text:p>
          </table:table-cell>
          <table:table-cell table:style-name="ce5" office:value-type="string" calcext:value-type="string">
            <text:p>7.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IF([.C108]=&quot;n&quot;; 0; [.C108]) + IF([.D108]=&quot;n&quot;; 0; [.D108]) + IF([.E108]=&quot;n&quot;; 0; [.E108]) + IF([.F108]=&quot;n&quot;; 0; [.F108])" office:value-type="float" office:value="1" calcext:value-type="float">
            <text:p>1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Mazapša Madara Linda</text:p>
          </table:table-cell>
          <table:table-cell table:style-name="ce5" office:value-type="string" calcext:value-type="string">
            <text:p>7.d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IF([.C109]=&quot;n&quot;; 0; [.C109]) + IF([.D109]=&quot;n&quot;; 0; [.D109]) + IF([.E109]=&quot;n&quot;; 0; [.E109]) + IF([.F109]=&quot;n&quot;; 0; [.F109])" office:value-type="float" office:value="5" calcext:value-type="float">
            <text:p>5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Mertens Armands</text:p>
          </table:table-cell>
          <table:table-cell table:style-name="ce5" office:value-type="string" calcext:value-type="string">
            <text:p>7.d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</text:p>
          </table:table-cell>
          <table:table-cell table:style-name="ce3" table:formula="of:=IF([.C110]=&quot;n&quot;; 0; [.C110]) + IF([.D110]=&quot;n&quot;; 0; [.D110]) + IF([.E110]=&quot;n&quot;; 0; [.E110]) + IF([.F110]=&quot;n&quot;; 0; [.F110])" office:value-type="float" office:value="2" calcext:value-type="float">
            <text:p>2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Mikazāne Laura</text:p>
          </table:table-cell>
          <table:table-cell table:style-name="ce5" office:value-type="string" calcext:value-type="string">
            <text:p>7.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IF([.C111]=&quot;n&quot;; 0; [.C111]) + IF([.D111]=&quot;n&quot;; 0; [.D111]) + IF([.E111]=&quot;n&quot;; 0; [.E111]) + IF([.F111]=&quot;n&quot;; 0; [.F111])" office:value-type="float" office:value="10" calcext:value-type="float">
            <text:p>10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Mūrnieks Roberts</text:p>
          </table:table-cell>
          <table:table-cell table:style-name="ce5" office:value-type="string" calcext:value-type="string">
            <text:p>7.d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IF([.C112]=&quot;n&quot;; 0; [.C112]) + IF([.D112]=&quot;n&quot;; 0; [.D112]) + IF([.E112]=&quot;n&quot;; 0; [.E112]) + IF([.F112]=&quot;n&quot;; 0; [.F112])" office:value-type="float" office:value="4" calcext:value-type="float">
            <text:p>4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Nesenbergs Kalvis</text:p>
          </table:table-cell>
          <table:table-cell table:style-name="ce5" office:value-type="string" calcext:value-type="string">
            <text:p>7.d</text:p>
          </table:table-cell>
          <table:table-cell table:style-name="ce8" table:number-columns-repeated="4"/>
          <table:table-cell table:style-name="ce3" table:formula="of:=IF([.C113]=&quot;n&quot;; 0; [.C113]) + IF([.D113]=&quot;n&quot;; 0; [.D113]) + IF([.E113]=&quot;n&quot;; 0; [.E113]) + IF([.F113]=&quot;n&quot;; 0; [.F113])" office:value-type="float" office:value="0" calcext:value-type="float">
            <text:p>0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Pakalniņš Roberts</text:p>
          </table:table-cell>
          <table:table-cell table:style-name="ce5" office:value-type="string" calcext:value-type="string">
            <text:p>7.d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table:formula="of:=IF([.C114]=&quot;n&quot;; 0; [.C114]) + IF([.D114]=&quot;n&quot;; 0; [.D114]) + IF([.E114]=&quot;n&quot;; 0; [.E114]) + IF([.F114]=&quot;n&quot;; 0; [.F114])" office:value-type="float" office:value="0" calcext:value-type="float">
            <text:p>0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Pavļenko Veronika</text:p>
          </table:table-cell>
          <table:table-cell table:style-name="ce5" office:value-type="string" calcext:value-type="string">
            <text:p>7.d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IF([.C115]=&quot;n&quot;; 0; [.C115]) + IF([.D115]=&quot;n&quot;; 0; [.D115]) + IF([.E115]=&quot;n&quot;; 0; [.E115]) + IF([.F115]=&quot;n&quot;; 0; [.F115])" office:value-type="float" office:value="3" calcext:value-type="float">
            <text:p>3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Pieķis Kristers</text:p>
          </table:table-cell>
          <table:table-cell table:style-name="ce5" office:value-type="string" calcext:value-type="string">
            <text:p>7.d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IF([.C116]=&quot;n&quot;; 0; [.C116]) + IF([.D116]=&quot;n&quot;; 0; [.D116]) + IF([.E116]=&quot;n&quot;; 0; [.E116]) + IF([.F116]=&quot;n&quot;; 0; [.F116])" office:value-type="float" office:value="7" calcext:value-type="float">
            <text:p>7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Seimuškina Paula</text:p>
          </table:table-cell>
          <table:table-cell table:style-name="ce5" office:value-type="string" calcext:value-type="string">
            <text:p>7.d</text:p>
          </table:table-cell>
          <table:table-cell table:style-name="ce8" table:number-columns-repeated="4"/>
          <table:table-cell table:style-name="ce3" table:formula="of:=IF([.C117]=&quot;n&quot;; 0; [.C117]) + IF([.D117]=&quot;n&quot;; 0; [.D117]) + IF([.E117]=&quot;n&quot;; 0; [.E117]) + IF([.F117]=&quot;n&quot;; 0; [.F117])" office:value-type="float" office:value="0" calcext:value-type="float">
            <text:p>0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Strangots Frederiks</text:p>
          </table:table-cell>
          <table:table-cell table:style-name="ce5" office:value-type="string" calcext:value-type="string">
            <text:p>7.d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IF([.C118]=&quot;n&quot;; 0; [.C118]) + IF([.D118]=&quot;n&quot;; 0; [.D118]) + IF([.E118]=&quot;n&quot;; 0; [.E118]) + IF([.F118]=&quot;n&quot;; 0; [.F118])" office:value-type="float" office:value="7" calcext:value-type="float">
            <text:p>7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Svincicka Marija</text:p>
          </table:table-cell>
          <table:table-cell table:style-name="ce5" office:value-type="string" calcext:value-type="string">
            <text:p>7.d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IF([.C119]=&quot;n&quot;; 0; [.C119]) + IF([.D119]=&quot;n&quot;; 0; [.D119]) + IF([.E119]=&quot;n&quot;; 0; [.E119]) + IF([.F119]=&quot;n&quot;; 0; [.F119])" office:value-type="float" office:value="2" calcext:value-type="float">
            <text:p>2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Valdmanis Gustavs</text:p>
          </table:table-cell>
          <table:table-cell table:style-name="ce5" office:value-type="string" calcext:value-type="string">
            <text:p>7.d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table:formula="of:=IF([.C120]=&quot;n&quot;; 0; [.C120]) + IF([.D120]=&quot;n&quot;; 0; [.D120]) + IF([.E120]=&quot;n&quot;; 0; [.E120]) + IF([.F120]=&quot;n&quot;; 0; [.F120])" office:value-type="float" office:value="0" calcext:value-type="float">
            <text:p>0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 office:value-type="string" calcext:value-type="string">
            <text:p>Vārna Gerda</text:p>
          </table:table-cell>
          <table:table-cell table:style-name="ce5" office:value-type="string" calcext:value-type="string">
            <text:p>7.d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IF([.C121]=&quot;n&quot;; 0; [.C121]) + IF([.D121]=&quot;n&quot;; 0; [.D121]) + IF([.E121]=&quot;n&quot;; 0; [.E121]) + IF([.F121]=&quot;n&quot;; 0; [.F121])" office:value-type="float" office:value="6" calcext:value-type="float">
            <text:p>6</text:p>
          </table:table-cell>
          <table:table-cell table:style-name="ce3" table:number-columns-repeated="18"/>
          <table:table-cell table:number-columns-repeated="39"/>
        </table:table-row>
        <table:table-row table:style-name="ro1">
          <table:table-cell table:style-name="ce2"/>
          <table:table-cell table:style-name="ce5"/>
          <table:table-cell table:style-name="ce3" table:number-columns-repeated="23"/>
          <table:table-cell table:number-columns-repeated="39"/>
        </table:table-row>
        <table:table-row table:style-name="ro1" table:number-rows-repeated="874">
          <table:table-cell table:style-name="ce3"/>
          <table:table-cell table:style-name="ce6"/>
          <table:table-cell table:style-name="ce3" table:number-columns-repeated="23"/>
          <table:table-cell table:number-columns-repeated="39"/>
        </table:table-row>
        <table:table-row table:style-name="ro2" table:number-rows-repeated="104757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Olimp2025Rudens8Klase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11" table:default-cell-style-name="Default"/>
        <table:table-column table:style-name="co2" table:number-columns-repeated="57" table:default-cell-style-name="Default"/>
        <table:table-row table:style-name="ro1">
          <table:table-cell table:style-name="ce1" office:value-type="string" calcext:value-type="string">
            <text:p>Vārds</text:p>
          </table:table-cell>
          <table:table-cell table:style-name="ce4" office:value-type="string" calcext:value-type="string">
            <text:p>Klase</text:p>
          </table:table-cell>
          <table:table-cell table:style-name="ce7" office:value-type="string" calcext:value-type="string">
            <text:p>Uzd1</text:p>
          </table:table-cell>
          <table:table-cell table:style-name="ce7" office:value-type="string" calcext:value-type="string">
            <text:p>Uzd2</text:p>
          </table:table-cell>
          <table:table-cell table:style-name="ce7" office:value-type="string" calcext:value-type="string">
            <text:p>Uzd3</text:p>
          </table:table-cell>
          <table:table-cell table:style-name="ce7" office:value-type="string" calcext:value-type="string">
            <text:p>Uzd4</text:p>
          </table:table-cell>
          <table:table-cell table:style-name="ce7" office:value-type="string" calcext:value-type="string">
            <text:p>Summa</text:p>
          </table:table-cell>
          <table:table-cell table:style-name="ce10" table:number-columns-repeated="19"/>
          <table:table-cell table:number-columns-repeated="38"/>
        </table:table-row>
        <table:table-row table:style-name="ro1">
          <table:table-cell table:style-name="ce9" office:value-type="string" calcext:value-type="string">
            <text:p>Aleksejs Trasko</text:p>
          </table:table-cell>
          <table:table-cell table:style-name="ce9" office:value-type="string" calcext:value-type="string">
            <text:p>8.a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10" table:formula="of:=IF([.C2]=&quot;n&quot;; 0; [.C2]) + IF([.D2]=&quot;n&quot;; 0; [.D2]) + IF([.E2]=&quot;n&quot;; 0; [.E2]) + IF([.F2]=&quot;n&quot;; 0; [.F2])" office:value-type="float" office:value="9" calcext:value-type="float">
            <text:p>9</text:p>
          </table:table-cell>
          <table:table-cell table:style-name="ce10" table:number-columns-repeated="19"/>
          <table:table-cell table:number-columns-repeated="38"/>
        </table:table-row>
        <table:table-row table:style-name="ro1">
          <table:table-cell table:style-name="ce9" office:value-type="string" calcext:value-type="string">
            <text:p>Ansis Goldšmits</text:p>
          </table:table-cell>
          <table:table-cell table:style-name="ce9" office:value-type="string" calcext:value-type="string">
            <text:p>8.a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IF([.C3]=&quot;n&quot;; 0; [.C3]) + IF([.D3]=&quot;n&quot;; 0; [.D3]) + IF([.E3]=&quot;n&quot;; 0; [.E3]) + IF([.F3]=&quot;n&quot;; 0; [.F3])" office:value-type="float" office:value="0" calcext:value-type="float">
            <text:p>0</text:p>
          </table:table-cell>
          <table:table-cell table:style-name="ce10" table:number-columns-repeated="19"/>
          <table:table-cell table:number-columns-repeated="38"/>
        </table:table-row>
        <table:table-row table:style-name="ro1">
          <table:table-cell table:style-name="ce9" office:value-type="string" calcext:value-type="string">
            <text:p>Beatrise Beļicka Raufiņa</text:p>
          </table:table-cell>
          <table:table-cell table:style-name="ce9" office:value-type="string" calcext:value-type="string">
            <text:p>8.a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0" table:formula="of:=IF([.C4]=&quot;n&quot;; 0; [.C4]) + IF([.D4]=&quot;n&quot;; 0; [.D4]) + IF([.E4]=&quot;n&quot;; 0; [.E4]) + IF([.F4]=&quot;n&quot;; 0; [.F4])" office:value-type="float" office:value="2" calcext:value-type="float">
            <text:p>2</text:p>
          </table:table-cell>
          <table:table-cell table:style-name="ce10" table:number-columns-repeated="19"/>
          <table:table-cell table:number-columns-repeated="38"/>
        </table:table-row>
        <table:table-row table:style-name="ro1">
          <table:table-cell table:style-name="ce9" office:value-type="string" calcext:value-type="string">
            <text:p>Iļja Trasko</text:p>
          </table:table-cell>
          <table:table-cell table:style-name="ce9" office:value-type="string" calcext:value-type="string">
            <text:p>8.a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10" table:formula="of:=IF([.C5]=&quot;n&quot;; 0; [.C5]) + IF([.D5]=&quot;n&quot;; 0; [.D5]) + IF([.E5]=&quot;n&quot;; 0; [.E5]) + IF([.F5]=&quot;n&quot;; 0; [.F5])" office:value-type="float" office:value="9" calcext:value-type="float">
            <text:p>9</text:p>
          </table:table-cell>
          <table:table-cell table:style-name="ce10" table:number-columns-repeated="19"/>
          <table:table-cell table:number-columns-repeated="38"/>
        </table:table-row>
        <table:table-row table:style-name="ro1">
          <table:table-cell table:style-name="ce9" office:value-type="string" calcext:value-type="string">
            <text:p>Mihails Trasko</text:p>
          </table:table-cell>
          <table:table-cell table:style-name="ce9" office:value-type="string" calcext:value-type="string">
            <text:p>8.a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10" table:formula="of:=IF([.C6]=&quot;n&quot;; 0; [.C6]) + IF([.D6]=&quot;n&quot;; 0; [.D6]) + IF([.E6]=&quot;n&quot;; 0; [.E6]) + IF([.F6]=&quot;n&quot;; 0; [.F6])" office:value-type="float" office:value="13" calcext:value-type="float">
            <text:p>13</text:p>
          </table:table-cell>
          <table:table-cell table:style-name="ce10" table:number-columns-repeated="19"/>
          <table:table-cell table:number-columns-repeated="38"/>
        </table:table-row>
        <table:table-row table:style-name="ro1">
          <table:table-cell table:style-name="ce9" office:value-type="string" calcext:value-type="string">
            <text:p>Ņikita Vorotņikovs</text:p>
          </table:table-cell>
          <table:table-cell table:style-name="ce9" office:value-type="string" calcext:value-type="string">
            <text:p>8.a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table:formula="of:=IF([.C7]=&quot;n&quot;; 0; [.C7]) + IF([.D7]=&quot;n&quot;; 0; [.D7]) + IF([.E7]=&quot;n&quot;; 0; [.E7]) + IF([.F7]=&quot;n&quot;; 0; [.F7])" office:value-type="float" office:value="15" calcext:value-type="float">
            <text:p>15</text:p>
          </table:table-cell>
          <table:table-cell table:style-name="ce10" table:number-columns-repeated="19"/>
          <table:table-cell table:number-columns-repeated="38"/>
        </table:table-row>
        <table:table-row table:style-name="ro1">
          <table:table-cell table:style-name="ce9" office:value-type="string" calcext:value-type="string">
            <text:p>Roberts Kimmelis</text:p>
          </table:table-cell>
          <table:table-cell table:style-name="ce9" office:value-type="string" calcext:value-type="string">
            <text:p>8.a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</text:p>
          </table:table-cell>
          <table:table-cell table:style-name="ce10" table:formula="of:=IF([.C8]=&quot;n&quot;; 0; [.C8]) + IF([.D8]=&quot;n&quot;; 0; [.D8]) + IF([.E8]=&quot;n&quot;; 0; [.E8]) + IF([.F8]=&quot;n&quot;; 0; [.F8])" office:value-type="float" office:value="7" calcext:value-type="float">
            <text:p>7</text:p>
          </table:table-cell>
          <table:table-cell table:style-name="ce10" table:number-columns-repeated="19"/>
          <table:table-cell table:number-columns-repeated="38"/>
        </table:table-row>
        <table:table-row table:style-name="ro1">
          <table:table-cell table:style-name="ce9" office:value-type="string" calcext:value-type="string">
            <text:p>Anrijs Apsītis</text:p>
          </table:table-cell>
          <table:table-cell table:style-name="ce9" office:value-type="string" calcext:value-type="string">
            <text:p>8.b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IF([.C9]=&quot;n&quot;; 0; [.C9]) + IF([.D9]=&quot;n&quot;; 0; [.D9]) + IF([.E9]=&quot;n&quot;; 0; [.E9]) + IF([.F9]=&quot;n&quot;; 0; [.F9])" office:value-type="float" office:value="6" calcext:value-type="float">
            <text:p>6</text:p>
          </table:table-cell>
          <table:table-cell table:style-name="ce10" table:number-columns-repeated="19"/>
          <table:table-cell table:number-columns-repeated="38"/>
        </table:table-row>
        <table:table-row table:style-name="ro1">
          <table:table-cell table:style-name="ce9" office:value-type="string" calcext:value-type="string">
            <text:p>Niks Markuss Batarevskis</text:p>
          </table:table-cell>
          <table:table-cell table:style-name="ce9" office:value-type="string" calcext:value-type="string">
            <text:p>8.b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formula="of:=IF([.C10]=&quot;n&quot;; 0; [.C10]) + IF([.D10]=&quot;n&quot;; 0; [.D10]) + IF([.E10]=&quot;n&quot;; 0; [.E10]) + IF([.F10]=&quot;n&quot;; 0; [.F10])" office:value-type="float" office:value="3" calcext:value-type="float">
            <text:p>3</text:p>
          </table:table-cell>
          <table:table-cell table:style-name="ce10" table:number-columns-repeated="19"/>
          <table:table-cell table:number-columns-repeated="38"/>
        </table:table-row>
        <table:table-row table:style-name="ro1">
          <table:table-cell table:style-name="ce9" office:value-type="string" calcext:value-type="string">
            <text:p>Zane Aksjonova</text:p>
          </table:table-cell>
          <table:table-cell table:style-name="ce9" office:value-type="string" calcext:value-type="string">
            <text:p>8.b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formula="of:=IF([.C11]=&quot;n&quot;; 0; [.C11]) + IF([.D11]=&quot;n&quot;; 0; [.D11]) + IF([.E11]=&quot;n&quot;; 0; [.E11]) + IF([.F11]=&quot;n&quot;; 0; [.F11])" office:value-type="float" office:value="6" calcext:value-type="float">
            <text:p>6</text:p>
          </table:table-cell>
          <table:table-cell table:style-name="ce10" table:number-columns-repeated="19"/>
          <table:table-cell table:number-columns-repeated="38"/>
        </table:table-row>
        <table:table-row table:style-name="ro1">
          <table:table-cell table:style-name="ce9" office:value-type="string" calcext:value-type="string">
            <text:p>Evelīna Zīle</text:p>
          </table:table-cell>
          <table:table-cell table:style-name="ce9" office:value-type="string" calcext:value-type="string">
            <text:p>8.c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formula="of:=IF([.C12]=&quot;n&quot;; 0; [.C12]) + IF([.D12]=&quot;n&quot;; 0; [.D12]) + IF([.E12]=&quot;n&quot;; 0; [.E12]) + IF([.F12]=&quot;n&quot;; 0; [.F12])" office:value-type="float" office:value="6" calcext:value-type="float">
            <text:p>6</text:p>
          </table:table-cell>
          <table:table-cell table:style-name="ce10" table:number-columns-repeated="19"/>
          <table:table-cell table:number-columns-repeated="38"/>
        </table:table-row>
        <table:table-row table:style-name="ro1" table:number-rows-repeated="988">
          <table:table-cell table:style-name="ce10" table:number-columns-repeated="26"/>
          <table:table-cell table:number-columns-repeated="38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Olimp2025Rudens10Klase" table:style-name="ta3">
        <office:forms form:automatic-focus="false" form:apply-design-mode="false"/>
        <table:table-column table:style-name="co12" table:default-cell-style-name="Default"/>
        <table:table-column table:style-name="co4" table:default-cell-style-name="Default"/>
        <table:table-column table:style-name="co2" table:number-columns-repeated="62" table:default-cell-style-name="Default"/>
        <table:table-row table:style-name="ro1">
          <table:table-cell table:style-name="ce1" office:value-type="string" calcext:value-type="string">
            <text:p>Vārds</text:p>
          </table:table-cell>
          <table:table-cell table:style-name="ce4" office:value-type="string" calcext:value-type="string">
            <text:p>Klase</text:p>
          </table:table-cell>
          <table:table-cell table:style-name="ce7" office:value-type="string" calcext:value-type="string">
            <text:p>Uzd1</text:p>
          </table:table-cell>
          <table:table-cell table:style-name="ce7" office:value-type="string" calcext:value-type="string">
            <text:p>Uzd2</text:p>
          </table:table-cell>
          <table:table-cell table:style-name="ce7" office:value-type="string" calcext:value-type="string">
            <text:p>Uzd3</text:p>
          </table:table-cell>
          <table:table-cell table:style-name="ce7" office:value-type="string" calcext:value-type="string">
            <text:p>Uzd4</text:p>
          </table:table-cell>
          <table:table-cell table:style-name="ce7" office:value-type="string" calcext:value-type="string">
            <text:p>Summa</text:p>
          </table:table-cell>
          <table:table-cell table:style-name="ce4"/>
          <table:table-cell table:style-name="ce7" table:number-columns-repeated="5"/>
          <table:table-cell table:style-name="ce1"/>
          <table:table-cell table:style-name="ce4"/>
          <table:table-cell table:style-name="ce7" table:number-columns-repeated="5"/>
          <table:table-cell table:style-name="ce10" table:number-columns-repeated="4"/>
          <table:table-cell table:number-columns-repeated="40"/>
        </table:table-row>
        <table:table-row table:style-name="ro1">
          <table:table-cell table:style-name="ce11" office:value-type="string" calcext:value-type="string">
            <text:p>Artihoviča Alise</text:p>
          </table:table-cell>
          <table:table-cell table:style-name="ce9" office:value-type="string" calcext:value-type="string">
            <text:p>10.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IF([.C2]=&quot;n&quot;; 0; [.C2]) + IF([.D2]=&quot;n&quot;; 0; [.D2]) + IF([.E2]=&quot;n&quot;; 0; [.E2]) + IF([.F2]=&quot;n&quot;; 0; [.F2])" office:value-type="float" office:value="2" calcext:value-type="float">
            <text:p>2</text:p>
          </table:table-cell>
          <table:table-cell table:style-name="ce10" table:number-columns-repeated="17"/>
          <table:table-cell table:number-columns-repeated="40"/>
        </table:table-row>
        <table:table-row table:style-name="ro1">
          <table:table-cell table:style-name="ce11" office:value-type="string" calcext:value-type="string">
            <text:p>Bērziņa Aleksandra</text:p>
          </table:table-cell>
          <table:table-cell table:style-name="ce9" office:value-type="string" calcext:value-type="string">
            <text:p>10.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formula="of:=IF([.C3]=&quot;n&quot;; 0; [.C3]) + IF([.D3]=&quot;n&quot;; 0; [.D3]) + IF([.E3]=&quot;n&quot;; 0; [.E3]) + IF([.F3]=&quot;n&quot;; 0; [.F3])" office:value-type="float" office:value="3" calcext:value-type="float">
            <text:p>3</text:p>
          </table:table-cell>
          <table:table-cell table:style-name="ce10" table:number-columns-repeated="17"/>
          <table:table-cell table:number-columns-repeated="40"/>
        </table:table-row>
        <table:table-row table:style-name="ro1">
          <table:table-cell table:style-name="ce11" office:value-type="string" calcext:value-type="string">
            <text:p>Daktere Linda</text:p>
          </table:table-cell>
          <table:table-cell table:style-name="ce9" office:value-type="string" calcext:value-type="string">
            <text:p>10.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IF([.C4]=&quot;n&quot;; 0; [.C4]) + IF([.D4]=&quot;n&quot;; 0; [.D4]) + IF([.E4]=&quot;n&quot;; 0; [.E4]) + IF([.F4]=&quot;n&quot;; 0; [.F4])" office:value-type="float" office:value="2" calcext:value-type="float">
            <text:p>2</text:p>
          </table:table-cell>
          <table:table-cell table:style-name="ce10" table:number-columns-repeated="17"/>
          <table:table-cell table:number-columns-repeated="40"/>
        </table:table-row>
        <table:table-row table:style-name="ro1">
          <table:table-cell table:style-name="ce11" office:value-type="string" calcext:value-type="string">
            <text:p>Domuļeva Baiba</text:p>
          </table:table-cell>
          <table:table-cell table:style-name="ce9" office:value-type="string" calcext:value-type="string">
            <text:p>10.e</text:p>
          </table:table-cell>
          <table:table-cell table:style-name="ce12" table:number-columns-repeated="4"/>
          <table:table-cell table:style-name="ce10" table:formula="of:=IF([.C5]=&quot;n&quot;; 0; [.C5]) + IF([.D5]=&quot;n&quot;; 0; [.D5]) + IF([.E5]=&quot;n&quot;; 0; [.E5]) + IF([.F5]=&quot;n&quot;; 0; [.F5])" office:value-type="float" office:value="0" calcext:value-type="float">
            <text:p>0</text:p>
          </table:table-cell>
          <table:table-cell table:style-name="ce10" table:number-columns-repeated="17"/>
          <table:table-cell table:number-columns-repeated="40"/>
        </table:table-row>
        <table:table-row table:style-name="ro1">
          <table:table-cell table:style-name="ce11" office:value-type="string" calcext:value-type="string">
            <text:p>Dreiblathens Rūdolfs</text:p>
          </table:table-cell>
          <table:table-cell table:style-name="ce9" office:value-type="string" calcext:value-type="string">
            <text:p>10.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formula="of:=IF([.C6]=&quot;n&quot;; 0; [.C6]) + IF([.D6]=&quot;n&quot;; 0; [.D6]) + IF([.E6]=&quot;n&quot;; 0; [.E6]) + IF([.F6]=&quot;n&quot;; 0; [.F6])" office:value-type="float" office:value="3" calcext:value-type="float">
            <text:p>3</text:p>
          </table:table-cell>
          <table:table-cell table:style-name="ce10" table:number-columns-repeated="17"/>
          <table:table-cell table:number-columns-repeated="40"/>
        </table:table-row>
        <table:table-row table:style-name="ro1">
          <table:table-cell table:style-name="ce11" office:value-type="string" calcext:value-type="string">
            <text:p>Gludīte Marta</text:p>
          </table:table-cell>
          <table:table-cell table:style-name="ce9" office:value-type="string" calcext:value-type="string">
            <text:p>10.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IF([.C7]=&quot;n&quot;; 0; [.C7]) + IF([.D7]=&quot;n&quot;; 0; [.D7]) + IF([.E7]=&quot;n&quot;; 0; [.E7]) + IF([.F7]=&quot;n&quot;; 0; [.F7])" office:value-type="float" office:value="2" calcext:value-type="float">
            <text:p>2</text:p>
          </table:table-cell>
          <table:table-cell table:style-name="ce10" table:number-columns-repeated="17"/>
          <table:table-cell table:number-columns-repeated="40"/>
        </table:table-row>
        <table:table-row table:style-name="ro1">
          <table:table-cell table:style-name="ce11" office:value-type="string" calcext:value-type="string">
            <text:p>Gončarova Keita</text:p>
          </table:table-cell>
          <table:table-cell table:style-name="ce9" office:value-type="string" calcext:value-type="string">
            <text:p>10.e</text:p>
          </table:table-cell>
          <table:table-cell table:style-name="ce12" table:number-columns-repeated="4"/>
          <table:table-cell table:style-name="ce10" table:formula="of:=IF([.C8]=&quot;n&quot;; 0; [.C8]) + IF([.D8]=&quot;n&quot;; 0; [.D8]) + IF([.E8]=&quot;n&quot;; 0; [.E8]) + IF([.F8]=&quot;n&quot;; 0; [.F8])" office:value-type="float" office:value="0" calcext:value-type="float">
            <text:p>0</text:p>
          </table:table-cell>
          <table:table-cell table:style-name="ce10" table:number-columns-repeated="17"/>
          <table:table-cell table:number-columns-repeated="40"/>
        </table:table-row>
        <table:table-row table:style-name="ro1">
          <table:table-cell table:style-name="ce11" office:value-type="string" calcext:value-type="string">
            <text:p>Hazeleja Ance Enija</text:p>
          </table:table-cell>
          <table:table-cell table:style-name="ce9" office:value-type="string" calcext:value-type="string">
            <text:p>10.e</text:p>
          </table:table-cell>
          <table:table-cell table:style-name="ce12" table:number-columns-repeated="4"/>
          <table:table-cell table:style-name="ce10" table:formula="of:=IF([.C9]=&quot;n&quot;; 0; [.C9]) + IF([.D9]=&quot;n&quot;; 0; [.D9]) + IF([.E9]=&quot;n&quot;; 0; [.E9]) + IF([.F9]=&quot;n&quot;; 0; [.F9])" office:value-type="float" office:value="0" calcext:value-type="float">
            <text:p>0</text:p>
          </table:table-cell>
          <table:table-cell table:style-name="ce10" table:number-columns-repeated="17"/>
          <table:table-cell table:number-columns-repeated="40"/>
        </table:table-row>
        <table:table-row table:style-name="ro1">
          <table:table-cell table:style-name="ce11" office:value-type="string" calcext:value-type="string">
            <text:p>Ignatova Ingrīda</text:p>
          </table:table-cell>
          <table:table-cell table:style-name="ce9" office:value-type="string" calcext:value-type="string">
            <text:p>10.e</text:p>
          </table:table-cell>
          <table:table-cell table:style-name="ce12" table:number-columns-repeated="4"/>
          <table:table-cell table:style-name="ce10" table:formula="of:=IF([.C10]=&quot;n&quot;; 0; [.C10]) + IF([.D10]=&quot;n&quot;; 0; [.D10]) + IF([.E10]=&quot;n&quot;; 0; [.E10]) + IF([.F10]=&quot;n&quot;; 0; [.F10])" office:value-type="float" office:value="0" calcext:value-type="float">
            <text:p>0</text:p>
          </table:table-cell>
          <table:table-cell table:style-name="ce10" table:number-columns-repeated="17"/>
          <table:table-cell table:number-columns-repeated="40"/>
        </table:table-row>
        <table:table-row table:style-name="ro1">
          <table:table-cell table:style-name="ce11" office:value-type="string" calcext:value-type="string">
            <text:p>Kadiķe Sofija Anna</text:p>
          </table:table-cell>
          <table:table-cell table:style-name="ce9" office:value-type="string" calcext:value-type="string">
            <text:p>10.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IF([.C11]=&quot;n&quot;; 0; [.C11]) + IF([.D11]=&quot;n&quot;; 0; [.D11]) + IF([.E11]=&quot;n&quot;; 0; [.E11]) + IF([.F11]=&quot;n&quot;; 0; [.F11])" office:value-type="float" office:value="2" calcext:value-type="float">
            <text:p>2</text:p>
          </table:table-cell>
          <table:table-cell table:style-name="ce10" table:number-columns-repeated="17"/>
          <table:table-cell table:number-columns-repeated="40"/>
        </table:table-row>
        <table:table-row table:style-name="ro1">
          <table:table-cell table:style-name="ce11" office:value-type="string" calcext:value-type="string">
            <text:p>Kokina Maija</text:p>
          </table:table-cell>
          <table:table-cell table:style-name="ce9" office:value-type="string" calcext:value-type="string">
            <text:p>10.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IF([.C12]=&quot;n&quot;; 0; [.C12]) + IF([.D12]=&quot;n&quot;; 0; [.D12]) + IF([.E12]=&quot;n&quot;; 0; [.E12]) + IF([.F12]=&quot;n&quot;; 0; [.F12])" office:value-type="float" office:value="2" calcext:value-type="float">
            <text:p>2</text:p>
          </table:table-cell>
          <table:table-cell table:style-name="ce10" table:number-columns-repeated="17"/>
          <table:table-cell table:number-columns-repeated="40"/>
        </table:table-row>
        <table:table-row table:style-name="ro1">
          <table:table-cell table:style-name="ce11" office:value-type="string" calcext:value-type="string">
            <text:p>Kozule Santa</text:p>
          </table:table-cell>
          <table:table-cell table:style-name="ce9" office:value-type="string" calcext:value-type="string">
            <text:p>10.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formula="of:=IF([.C13]=&quot;n&quot;; 0; [.C13]) + IF([.D13]=&quot;n&quot;; 0; [.D13]) + IF([.E13]=&quot;n&quot;; 0; [.E13]) + IF([.F13]=&quot;n&quot;; 0; [.F13])" office:value-type="float" office:value="3" calcext:value-type="float">
            <text:p>3</text:p>
          </table:table-cell>
          <table:table-cell table:style-name="ce10" table:number-columns-repeated="17"/>
          <table:table-cell table:number-columns-repeated="40"/>
        </table:table-row>
        <table:table-row table:style-name="ro1">
          <table:table-cell table:style-name="ce11" office:value-type="string" calcext:value-type="string">
            <text:p>Križevica Helma Elvīra</text:p>
          </table:table-cell>
          <table:table-cell table:style-name="ce9" office:value-type="string" calcext:value-type="string">
            <text:p>10.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IF([.C14]=&quot;n&quot;; 0; [.C14]) + IF([.D14]=&quot;n&quot;; 0; [.D14]) + IF([.E14]=&quot;n&quot;; 0; [.E14]) + IF([.F14]=&quot;n&quot;; 0; [.F14])" office:value-type="float" office:value="2" calcext:value-type="float">
            <text:p>2</text:p>
          </table:table-cell>
          <table:table-cell table:style-name="ce10" table:number-columns-repeated="17"/>
          <table:table-cell table:number-columns-repeated="40"/>
        </table:table-row>
        <table:table-row table:style-name="ro1">
          <table:table-cell table:style-name="ce11" office:value-type="string" calcext:value-type="string">
            <text:p>Krūmiņa Krista</text:p>
          </table:table-cell>
          <table:table-cell table:style-name="ce9" office:value-type="string" calcext:value-type="string">
            <text:p>10.e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formula="of:=IF([.C15]=&quot;n&quot;; 0; [.C15]) + IF([.D15]=&quot;n&quot;; 0; [.D15]) + IF([.E15]=&quot;n&quot;; 0; [.E15]) + IF([.F15]=&quot;n&quot;; 0; [.F15])" office:value-type="float" office:value="1" calcext:value-type="float">
            <text:p>1</text:p>
          </table:table-cell>
          <table:table-cell table:style-name="ce10" table:number-columns-repeated="17"/>
          <table:table-cell table:number-columns-repeated="40"/>
        </table:table-row>
        <table:table-row table:style-name="ro1">
          <table:table-cell table:style-name="ce11" office:value-type="string" calcext:value-type="string">
            <text:p>Kužniece Arleta</text:p>
          </table:table-cell>
          <table:table-cell table:style-name="ce9" office:value-type="string" calcext:value-type="string">
            <text:p>10.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formula="of:=IF([.C16]=&quot;n&quot;; 0; [.C16]) + IF([.D16]=&quot;n&quot;; 0; [.D16]) + IF([.E16]=&quot;n&quot;; 0; [.E16]) + IF([.F16]=&quot;n&quot;; 0; [.F16])" office:value-type="float" office:value="3" calcext:value-type="float">
            <text:p>3</text:p>
          </table:table-cell>
          <table:table-cell table:style-name="ce10" table:number-columns-repeated="17"/>
          <table:table-cell table:number-columns-repeated="40"/>
        </table:table-row>
        <table:table-row table:style-name="ro1">
          <table:table-cell table:style-name="ce11" office:value-type="string" calcext:value-type="string">
            <text:p>Lamstere Signija</text:p>
          </table:table-cell>
          <table:table-cell table:style-name="ce9" office:value-type="string" calcext:value-type="string">
            <text:p>10.e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10" table:formula="of:=IF([.C17]=&quot;n&quot;; 0; [.C17]) + IF([.D17]=&quot;n&quot;; 0; [.D17]) + IF([.E17]=&quot;n&quot;; 0; [.E17]) + IF([.F17]=&quot;n&quot;; 0; [.F17])" office:value-type="float" office:value="0" calcext:value-type="float">
            <text:p>0</text:p>
          </table:table-cell>
          <table:table-cell table:style-name="ce10" table:number-columns-repeated="17"/>
          <table:table-cell table:number-columns-repeated="40"/>
        </table:table-row>
        <table:table-row table:style-name="ro1">
          <table:table-cell table:style-name="ce11" office:value-type="string" calcext:value-type="string">
            <text:p>Lapiņa Sanda</text:p>
          </table:table-cell>
          <table:table-cell table:style-name="ce9" office:value-type="string" calcext:value-type="string">
            <text:p>10.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formula="of:=IF([.C18]=&quot;n&quot;; 0; [.C18]) + IF([.D18]=&quot;n&quot;; 0; [.D18]) + IF([.E18]=&quot;n&quot;; 0; [.E18]) + IF([.F18]=&quot;n&quot;; 0; [.F18])" office:value-type="float" office:value="3" calcext:value-type="float">
            <text:p>3</text:p>
          </table:table-cell>
          <table:table-cell table:style-name="ce10" table:number-columns-repeated="17"/>
          <table:table-cell table:number-columns-repeated="40"/>
        </table:table-row>
        <table:table-row table:style-name="ro1">
          <table:table-cell table:style-name="ce11" office:value-type="string" calcext:value-type="string">
            <text:p>Lavrentjevs Tomass</text:p>
          </table:table-cell>
          <table:table-cell table:style-name="ce9" office:value-type="string" calcext:value-type="string">
            <text:p>10.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IF([.C19]=&quot;n&quot;; 0; [.C19]) + IF([.D19]=&quot;n&quot;; 0; [.D19]) + IF([.E19]=&quot;n&quot;; 0; [.E19]) + IF([.F19]=&quot;n&quot;; 0; [.F19])" office:value-type="float" office:value="2" calcext:value-type="float">
            <text:p>2</text:p>
          </table:table-cell>
          <table:table-cell table:style-name="ce10" table:number-columns-repeated="17"/>
          <table:table-cell table:number-columns-repeated="40"/>
        </table:table-row>
        <table:table-row table:style-name="ro1">
          <table:table-cell table:style-name="ce11" office:value-type="string" calcext:value-type="string">
            <text:p>Lazdiņš Matīss</text:p>
          </table:table-cell>
          <table:table-cell table:style-name="ce9" office:value-type="string" calcext:value-type="string">
            <text:p>10.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IF([.C20]=&quot;n&quot;; 0; [.C20]) + IF([.D20]=&quot;n&quot;; 0; [.D20]) + IF([.E20]=&quot;n&quot;; 0; [.E20]) + IF([.F20]=&quot;n&quot;; 0; [.F20])" office:value-type="float" office:value="2" calcext:value-type="float">
            <text:p>2</text:p>
          </table:table-cell>
          <table:table-cell table:style-name="ce10" table:number-columns-repeated="17"/>
          <table:table-cell table:number-columns-repeated="40"/>
        </table:table-row>
        <table:table-row table:style-name="ro1">
          <table:table-cell table:style-name="ce11" office:value-type="string" calcext:value-type="string">
            <text:p>Miķelsone Madara</text:p>
          </table:table-cell>
          <table:table-cell table:style-name="ce9" office:value-type="string" calcext:value-type="string">
            <text:p>10.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IF([.C21]=&quot;n&quot;; 0; [.C21]) + IF([.D21]=&quot;n&quot;; 0; [.D21]) + IF([.E21]=&quot;n&quot;; 0; [.E21]) + IF([.F21]=&quot;n&quot;; 0; [.F21])" office:value-type="float" office:value="2" calcext:value-type="float">
            <text:p>2</text:p>
          </table:table-cell>
          <table:table-cell table:style-name="ce10" table:number-columns-repeated="17"/>
          <table:table-cell table:number-columns-repeated="40"/>
        </table:table-row>
        <table:table-row table:style-name="ro1">
          <table:table-cell table:style-name="ce11" office:value-type="string" calcext:value-type="string">
            <text:p>Ostašs Gustavs</text:p>
          </table:table-cell>
          <table:table-cell table:style-name="ce9" office:value-type="string" calcext:value-type="string">
            <text:p>10.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IF([.C22]=&quot;n&quot;; 0; [.C22]) + IF([.D22]=&quot;n&quot;; 0; [.D22]) + IF([.E22]=&quot;n&quot;; 0; [.E22]) + IF([.F22]=&quot;n&quot;; 0; [.F22])" office:value-type="float" office:value="2" calcext:value-type="float">
            <text:p>2</text:p>
          </table:table-cell>
          <table:table-cell table:style-name="ce10" table:number-columns-repeated="17"/>
          <table:table-cell table:number-columns-repeated="40"/>
        </table:table-row>
        <table:table-row table:style-name="ro1">
          <table:table-cell table:style-name="ce11" office:value-type="string" calcext:value-type="string">
            <text:p>Račko Evelīna</text:p>
          </table:table-cell>
          <table:table-cell table:style-name="ce9" office:value-type="string" calcext:value-type="string">
            <text:p>10.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IF([.C23]=&quot;n&quot;; 0; [.C23]) + IF([.D23]=&quot;n&quot;; 0; [.D23]) + IF([.E23]=&quot;n&quot;; 0; [.E23]) + IF([.F23]=&quot;n&quot;; 0; [.F23])" office:value-type="float" office:value="7" calcext:value-type="float">
            <text:p>7</text:p>
          </table:table-cell>
          <table:table-cell table:style-name="ce10" table:number-columns-repeated="17"/>
          <table:table-cell table:number-columns-repeated="40"/>
        </table:table-row>
        <table:table-row table:style-name="ro1">
          <table:table-cell table:style-name="ce11" office:value-type="string" calcext:value-type="string">
            <text:p>Sproģe Rēzija</text:p>
          </table:table-cell>
          <table:table-cell table:style-name="ce9" office:value-type="string" calcext:value-type="string">
            <text:p>10.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formula="of:=IF([.C24]=&quot;n&quot;; 0; [.C24]) + IF([.D24]=&quot;n&quot;; 0; [.D24]) + IF([.E24]=&quot;n&quot;; 0; [.E24]) + IF([.F24]=&quot;n&quot;; 0; [.F24])" office:value-type="float" office:value="3" calcext:value-type="float">
            <text:p>3</text:p>
          </table:table-cell>
          <table:table-cell table:style-name="ce10" table:number-columns-repeated="17"/>
          <table:table-cell table:number-columns-repeated="40"/>
        </table:table-row>
        <table:table-row table:style-name="ro1">
          <table:table-cell table:style-name="ce11" office:value-type="string" calcext:value-type="string">
            <text:p>Staņislavskis Pauls</text:p>
          </table:table-cell>
          <table:table-cell table:style-name="ce9" office:value-type="string" calcext:value-type="string">
            <text:p>10.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IF([.C25]=&quot;n&quot;; 0; [.C25]) + IF([.D25]=&quot;n&quot;; 0; [.D25]) + IF([.E25]=&quot;n&quot;; 0; [.E25]) + IF([.F25]=&quot;n&quot;; 0; [.F25])" office:value-type="float" office:value="1" calcext:value-type="float">
            <text:p>1</text:p>
          </table:table-cell>
          <table:table-cell table:style-name="ce10" table:number-columns-repeated="17"/>
          <table:table-cell table:number-columns-repeated="40"/>
        </table:table-row>
        <table:table-row table:style-name="ro1">
          <table:table-cell table:style-name="ce11" office:value-type="string" calcext:value-type="string">
            <text:p>Švarca Patrīcija Anna</text:p>
          </table:table-cell>
          <table:table-cell table:style-name="ce9" office:value-type="string" calcext:value-type="string">
            <text:p>10.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IF([.C26]=&quot;n&quot;; 0; [.C26]) + IF([.D26]=&quot;n&quot;; 0; [.D26]) + IF([.E26]=&quot;n&quot;; 0; [.E26]) + IF([.F26]=&quot;n&quot;; 0; [.F26])" office:value-type="float" office:value="2" calcext:value-type="float">
            <text:p>2</text:p>
          </table:table-cell>
          <table:table-cell table:style-name="ce10" table:number-columns-repeated="17"/>
          <table:table-cell table:number-columns-repeated="40"/>
        </table:table-row>
        <table:table-row table:style-name="ro1">
          <table:table-cell table:style-name="ce11" office:value-type="string" calcext:value-type="string">
            <text:p>Tivuma Madara</text:p>
          </table:table-cell>
          <table:table-cell table:style-name="ce9" office:value-type="string" calcext:value-type="string">
            <text:p>10.e</text:p>
          </table:table-cell>
          <table:table-cell table:style-name="ce12" table:number-columns-repeated="4"/>
          <table:table-cell table:style-name="ce10" table:formula="of:=IF([.C27]=&quot;n&quot;; 0; [.C27]) + IF([.D27]=&quot;n&quot;; 0; [.D27]) + IF([.E27]=&quot;n&quot;; 0; [.E27]) + IF([.F27]=&quot;n&quot;; 0; [.F27])" office:value-type="float" office:value="0" calcext:value-type="float">
            <text:p>0</text:p>
          </table:table-cell>
          <table:table-cell table:style-name="ce10" table:number-columns-repeated="17"/>
          <table:table-cell table:number-columns-repeated="40"/>
        </table:table-row>
        <table:table-row table:style-name="ro1">
          <table:table-cell table:style-name="ce11" office:value-type="string" calcext:value-type="string">
            <text:p>Torne Paula Katrīna</text:p>
          </table:table-cell>
          <table:table-cell table:style-name="ce9" office:value-type="string" calcext:value-type="string">
            <text:p>10.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IF([.C28]=&quot;n&quot;; 0; [.C28]) + IF([.D28]=&quot;n&quot;; 0; [.D28]) + IF([.E28]=&quot;n&quot;; 0; [.E28]) + IF([.F28]=&quot;n&quot;; 0; [.F28])" office:value-type="float" office:value="2" calcext:value-type="float">
            <text:p>2</text:p>
          </table:table-cell>
          <table:table-cell table:style-name="ce10" table:number-columns-repeated="17"/>
          <table:table-cell table:number-columns-repeated="40"/>
        </table:table-row>
        <table:table-row table:style-name="ro1">
          <table:table-cell table:style-name="ce11" office:value-type="string" calcext:value-type="string">
            <text:p>Zvejnieks Alekss Olivers</text:p>
          </table:table-cell>
          <table:table-cell table:style-name="ce9" office:value-type="string" calcext:value-type="string">
            <text:p>10.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formula="of:=IF([.C29]=&quot;n&quot;; 0; [.C29]) + IF([.D29]=&quot;n&quot;; 0; [.D29]) + IF([.E29]=&quot;n&quot;; 0; [.E29]) + IF([.F29]=&quot;n&quot;; 0; [.F29])" office:value-type="float" office:value="3" calcext:value-type="float">
            <text:p>3</text:p>
          </table:table-cell>
          <table:table-cell table:style-name="ce10" table:number-columns-repeated="17"/>
          <table:table-cell table:number-columns-repeated="40"/>
        </table:table-row>
        <table:table-row table:style-name="ro1" table:number-rows-repeated="972">
          <table:table-cell table:style-name="ce10" table:number-columns-repeated="24"/>
          <table:table-cell table:number-columns-repeated="40"/>
        </table:table-row>
        <table:table-row table:style-name="ro2" table:number-rows-repeated="104757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&quot;Liberation Sans&quot;" svg:font-family="'&quot;Liberation Sans&quot;'"/>
    <style:font-face style:name="Arial" svg:font-family="Arial"/>
    <style:font-face style:name="FiraCode-Retina" svg:font-family="FiraCode-Retina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9">00/00/0000</text:date>, <text:time style:data-style-name="N2" text:time-value="01:47:39.8468535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limp2025Rudens7Klase" style:display-name="PageStyle_Olimp2025Rudens7Kla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limp2025Rudens8Klase" style:display-name="PageStyle_Olimp2025Rudens8Kla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limp2025Rudens10Klase" style:display-name="PageStyle_Olimp2025Rudens10Kla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limp2025Pavasaris" style:display-name="PageStyle_Olimp2025Pavasar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ulciņš24_5f_25" style:display-name="PageStyle_Pulciņš24_2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3.2$MacOSX_X86_64 LibreOffice_project/47f78053abe362b9384784d31a6e56f8511eb1c1</meta:generator>
    <dc:date>2025-09-29T01:48:14.584775318</dc:date>
    <meta:editing-duration>PT35S</meta:editing-duration>
    <meta:editing-cycles>1</meta:editing-cycles>
    <meta:document-statistic meta:table-count="3" meta:cell-count="1066" meta:object-count="0"/>
  </office:meta>
</office:document-meta>
</file>